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D0000033DBB3ECB1074B64378.png" manifest:media-type="image/png"/>
  <manifest:file-entry manifest:full-path="Pictures/10000000000002000000020065BEFE37CCD98E2F.jpg" manifest:media-type="image/jpeg"/>
  <manifest:file-entry manifest:full-path="Pictures/1000000000000008000000080DD972DCFD450E4E.png" manifest:media-type="image/png"/>
  <manifest:file-entry manifest:full-path="Pictures/10000000000000080000000875795166C17E88EF.png" manifest:media-type="image/png"/>
  <manifest:file-entry manifest:full-path="Pictures/100000000000000800000008B238B3E9FE2182A7.png" manifest:media-type="image/png"/>
  <manifest:file-entry manifest:full-path="Pictures/10000201000002C3000002C36D1682F487666B59.png" manifest:media-type="image/png"/>
  <manifest:file-entry manifest:full-path="Pictures/100002010000016100000295BAFE577E0D8280F8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53cm" svg:stroke-color="#808080" draw:marker-start-width="0.277cm" draw:marker-end="Rounded_20_short_20_Arrow" draw:marker-end-width="0.377cm" draw:fill="none" draw:fill-color="#8d281e" draw:textarea-vertical-align="middle" fo:padding-top="0.149cm" fo:padding-bottom="0.149cm" fo:padding-left="0.274cm" fo:padding-right="0.274cm"/>
    </style:style>
    <style:style style:name="gr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80808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" style:family="graphic" style:parent-style-name="standard">
      <style:graphic-properties svg:stroke-color="#808080" draw:fill-color="#000000" draw:textarea-vertical-align="middle"/>
    </style:style>
    <style:style style:name="gr6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6cm" svg:stroke-color="#000000" draw:marker-start-width="0.359cm" draw:marker-end="Symmetric_20_Arrow" draw:marker-end-width="0.459cm" svg:stroke-opacity="100%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3.455cm, 0cm, 0cm)" draw:image-opacity="94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65cm" fo:min-width="0.84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Dashed_20__28_var_29_" svg:stroke-width="0.053cm" svg:stroke-color="#000000" draw:marker-start-width="0.28cm" draw:marker-end="Symmetric_20_Arrow" draw:marker-end-width="0.38cm" svg:stroke-opacity="100%" draw:fill="solid" draw:textarea-vertical-align="middle" fo:padding-top="0.152cm" fo:padding-bottom="0.152cm" fo:padding-left="0.277cm" fo:padding-right="0.277cm"/>
    </style:style>
    <style:style style:name="gr21" style:family="graphic" style:parent-style-name="objectwithoutfill">
      <style:graphic-properties draw:stroke="dash" draw:stroke-dash="Long_20_Dot" svg:stroke-color="#000000" draw:marker-end="" draw:marker-end-width="0.3cm" draw:fill="solid" draw:textarea-vertical-align="middle"/>
    </style:style>
    <style:style style:name="gr2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-1%" draw:blue="0%" fo:clip="rect(0cm, 7.447cm, 0cm, 8.33cm)" draw:image-opacity="100%" style:mirror="none"/>
    </style:style>
    <style:style style:name="gr23" style:family="graphic" style:parent-style-name="objectwithoutfill">
      <style:graphic-properties svg:stroke-color="#ffffff" draw:fill="solid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  <style:paragraph-properties style:writing-mode="lr-tb"/>
    </style:style>
    <style:style style:name="gr25" style:family="graphic" style:parent-style-name="objectwithoutfill">
      <style:graphic-properties draw:stroke="solid" draw:stroke-dash="Double_20_Dash"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7" style:family="graphic" style:parent-style-name="objectwithoutfill">
      <style:graphic-properties draw:stroke="solid" draw:stroke-dash="Dashed_20__28_var_29_" svg:stroke-width="0.053cm" svg:stroke-color="#000000" draw:marker-start-width="0.28cm" draw:marker-end="Symmetric_20_Arrow" draw:marker-end-width="0.38cm" svg:stroke-opacity="100%" draw:fill="solid" draw:textarea-vertical-align="middle" fo:padding-top="0.152cm" fo:padding-bottom="0.152cm" fo:padding-left="0.277cm" fo:padding-right="0.277cm"/>
    </style:style>
    <style:style style:name="gr28" style:family="graphic" style:parent-style-name="standard">
      <style:graphic-properties draw:stroke="soli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solid" draw:stroke-dash="Double_20_Dash"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1" style:family="graphic" style:parent-style-name="Object_20_with_20_no_20_fill_20_and_20_no_20_line">
      <style:graphic-properties draw:fill="bitmap" draw:fill-image-name="Bitmap_20_6" draw:opacity="11%" style:repeat="no-repeat" draw:textarea-horizontal-align="center" draw:textarea-vertical-align="middle"/>
    </style:style>
    <style:style style:name="gr32" style:family="graphic" style:parent-style-name="objectwithoutfill">
      <style:graphic-properties draw:stroke="solid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9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807cm" fo:min-width="0.4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3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5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-1%" draw:blue="0%" fo:clip="rect(0cm, 5.646cm, 0cm, 0cm)" draw:image-opacity="100%" style:mirror="none"/>
    </style:style>
    <style:style style:name="gr46" style:family="graphic" style:parent-style-name="standard">
      <style:graphic-properties draw:stroke="none" draw:fill-color="#ffffff" draw:textarea-vertical-align="middle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186cm" fo:min-width="4.936cm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53cm" svg:stroke-color="#8d281e" draw:marker-start-width="0.279cm" draw:marker-end="Symmetric_20_Arrow" draw:marker-end-width="0.379cm" draw:fill="solid" draw:fill-color="#8d281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draw:stroke="dash" draw:stroke-dash="Ultrafine_20_Dashed" svg:stroke-width="0.106cm" svg:stroke-color="#000000" draw:marker-start="" draw:marker-start-width="0.359cm" draw:marker-end="Symmetric_20_Arrow" draw:marker-end-width="0.459cm" draw:fill="solid" draw:textarea-vertical-align="middle" fo:padding-top="0.178cm" fo:padding-bottom="0.178cm" fo:padding-left="0.303cm" fo:padding-right="0.303cm" draw:shadow="hidden"/>
    </style:style>
    <style:style style:name="gr50" style:family="graphic" style:parent-style-name="objectwithoutfill">
      <style:graphic-properties draw:stroke="dash" draw:stroke-dash="Ultrafine_20_Dashed"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 draw:shadow="hidden"/>
    </style:style>
    <style:style style:name="gr51" style:family="graphic" style:parent-style-name="objectwithoutfill">
      <style:graphic-properties draw:stroke="dash" draw:stroke-dash="Dashed_20__28_var_29_" svg:stroke-width="0.035cm" svg:stroke-color="#106802" draw:marker-start-width="0.252cm" draw:marker-end="" draw:marker-end-width="0.352cm" draw:fill="solid" draw:textarea-vertical-align="middle" fo:padding-top="0.142cm" fo:padding-bottom="0.142cm" fo:padding-left="0.267cm" fo:padding-right="0.267cm" draw:shadow="hidden"/>
    </style:style>
    <style:style style:name="gr52" style:family="graphic" style:parent-style-name="standard">
      <style:graphic-properties draw:stroke="none" svg:stroke-color="#000000" draw:fill="solid" draw:fill-color="#10680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  <style:paragraph-properties style:writing-mode="lr-tb"/>
    </style:style>
    <style:style style:name="gr55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57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58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9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61" style:family="graphic" style:parent-style-name="standard">
      <style:graphic-properties svg:stroke-color="#000000" draw:fill-color="#333333" draw:textarea-vertical-align="middle"/>
    </style:style>
    <style:style style:name="gr62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6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6cm" fo:min-width="6.814cm" fo:padding-top="0.151cm" fo:padding-bottom="0.151cm" fo:padding-left="0.276cm" fo:padding-right="0.276cm"/>
    </style:style>
    <style:style style:name="gr68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72" style:family="graphic" style:parent-style-name="standard">
      <style:graphic-properties draw:stroke="none" draw:fill="none" fo:min-height="0.713cm"/>
      <style:paragraph-properties style:writing-mode="lr-tb"/>
    </style:style>
    <style:style style:name="gr73" style:family="graphic" style:parent-style-name="standard">
      <style:graphic-properties draw:stroke="none" draw:fill="none" fo:min-height="1.474cm"/>
      <style:paragraph-properties style:writing-mode="lr-tb"/>
    </style:style>
    <style:style style:name="gr74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7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2.306cm" fo:min-width="0cm"/>
      <style:paragraph-properties style:writing-mode="lr-tb"/>
    </style:style>
    <style:style style:name="gr7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80" style:family="graphic" style:parent-style-name="standard">
      <style:graphic-properties draw:stroke="none" draw:fill="bitmap" draw:fill-image-name="pattern5" draw:textarea-horizontal-align="justify" draw:textarea-vertical-align="middle" draw:auto-grow-height="false" fo:min-height="13.696cm" fo:min-width="13.446cm"/>
    </style:style>
    <style:style style:name="P1" style:family="paragraph">
      <loext:graphic-properties draw:fill="none" draw:fill-color="#8d281e"/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000000" fo:font-size="12pt"/>
    </style:style>
    <style:style style:name="P4" style:family="paragraph">
      <loext:graphic-properties draw:fill="solid" draw:fill-color="#80808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7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" style:family="paragraph">
      <loext:graphic-properties draw:fill="none" draw:fill-color="#ffffff"/>
      <style:paragraph-properties style:writing-mode="lr-tb"/>
      <style:text-properties fo:color="#000000" fo:font-size="12pt" fo:font-style="italic" style:font-size-asian="18pt" style:font-size-complex="18pt"/>
    </style:style>
    <style:style style:name="P9" style:family="paragraph">
      <loext:graphic-properties draw:fill="solid"/>
      <style:paragraph-properties fo:text-align="center" style:writing-mode="lr-tb"/>
      <style:text-properties fo:color="#80808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808080" fo:font-size="12pt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1pt" fo:font-weight="bold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bitmap" draw:fill-image-name="Bitmap_20_6" draw:opacity="11%" style:repeat="no-repeat"/>
      <style:paragraph-properties fo:text-align="center"/>
    </style:style>
    <style:style style:name="P25" style:family="paragraph">
      <loext:graphic-properties draw:fill="solid" draw:fill-color="#8d281e"/>
      <style:paragraph-properties fo:text-align="center"/>
    </style:style>
    <style:style style:name="P26" style:family="paragraph">
      <loext:graphic-properties draw:fill="solid" draw:fill-color="#355269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3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6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7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8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0" style:family="paragraph">
      <loext:graphic-properties draw:fill="none" draw:opacity="100%"/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solid" draw:fill-color="#10680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3" style:family="paragraph">
      <loext:graphic-properties draw:fill="solid" draw:fill-color="#000000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5" style:family="paragraph">
      <loext:graphic-properties draw:fill-color="#bdbdbd" draw:opacity="100%"/>
      <style:paragraph-properties fo:text-align="center"/>
    </style:style>
    <style:style style:name="P46" style:family="paragraph">
      <loext:graphic-properties draw:fill-color="#eeeeee" draw:opacity="100%" draw:opacity-name="Transparency_20_1"/>
      <style:paragraph-properties fo:text-align="center"/>
    </style:style>
    <style:style style:name="P47" style:family="paragraph">
      <loext:graphic-properties draw:fill-color="#212121"/>
      <style:paragraph-properties fo:text-align="center"/>
    </style:style>
    <style:style style:name="P48" style:family="paragraph">
      <loext:graphic-properties draw:fill-color="#333333"/>
      <style:paragraph-properties fo:text-align="center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loext:graphic-properties draw:fill="none"/>
      <style:paragraph-properties style:writing-mode="lr-tb"/>
    </style:style>
    <style:style style:name="P54" style:family="paragraph">
      <style:paragraph-properties fo:margin-top="0cm" fo:margin-bottom="0.051cm" fo:text-align="center"/>
    </style:style>
    <style:style style:name="P55" style:family="paragraph">
      <loext:graphic-properties draw:fill="none"/>
      <style:paragraph-properties fo:margin-top="0cm" fo:margin-bottom="0.051cm" fo:text-align="center"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57" style:family="paragraph">
      <loext:graphic-properties draw:fill="bitmap" draw:fill-image-name="pattern5"/>
      <style:paragraph-properties fo:text-align="center"/>
    </style:style>
    <style:style style:name="T1" style:family="text">
      <style:text-properties fo:color="#000000" fo:font-size="12pt"/>
    </style:style>
    <style:style style:name="T2" style:family="text">
      <style:text-properties fo:font-size="12pt" fo:font-style="italic" style:font-size-asian="18pt" style:font-size-complex="18pt"/>
    </style:style>
    <style:style style:name="T3" style:family="text">
      <style:text-properties fo:color="#000000" fo:font-size="12pt" fo:font-style="italic" style:font-size-asian="18pt" style:font-size-complex="18pt"/>
    </style:style>
    <style:style style:name="T4" style:family="text">
      <style:text-properties fo:color="#808080" fo:font-size="12pt"/>
    </style:style>
    <style:style style:name="T5" style:family="text">
      <style:text-properties fo:font-size="11pt" fo:font-weight="bold"/>
    </style:style>
    <style:style style:name="T6" style:family="text">
      <style:text-properties fo:font-size="12pt"/>
    </style:style>
    <style:style style:name="T7" style:family="text">
      <style:text-properties fo:font-size="18pt"/>
    </style:style>
    <style:style style:name="T8" style:family="text">
      <style:text-properties fo:color="#000000" fo:font-size="18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8pt" style:font-size-asian="14pt" style:font-size-complex="14pt"/>
    </style:style>
    <style:style style:name="T11" style:family="text">
      <style:text-properties fo:font-size="18pt" style:font-size-asian="16pt" style:font-size-complex="16pt"/>
    </style:style>
    <style:style style:name="T12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654cm" svg:y1="11.153cm" svg:x2="16.317cm" svg:y2="11.565cm">
          <text:p/>
        </draw:line>
        <draw:line draw:style-name="gr2" draw:text-style-name="P2" draw:layer="layout" svg:x1="16.319cm" svg:y1="7.762cm" svg:x2="17.762cm" svg:y2="7.762cm">
          <text:p/>
        </draw:line>
        <draw:frame draw:style-name="gr3" draw:text-style-name="P3" draw:layer="layout" svg:width="0.739cm" svg:height="0.725cm" svg:x="16.671cm" svg:y="7.199cm">
          <draw:text-box>
            <text:p><text:span text:style-name="T1">d</text:span></text:p>
          </draw:text-box>
        </draw:frame>
        <draw:g>
          <draw:path draw:style-name="gr4" draw:text-style-name="P4" draw:layer="layout" svg:width="0.294cm" svg:height="0.349cm" svg:x="12.977cm" svg:y="11.165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5" draw:text-style-name="P5" draw:layer="layout" svg:width="2.957cm" svg:height="2.913cm" draw:transform="skewX (-0.000349065850398889) rotate (0.137706477982353) translate (12.694cm 10.066cm)" draw:kind="arc" draw:start-angle="160.54" draw:end-angle="182.37">
          <text:p/>
        </draw:ellipse>
        <draw:line draw:style-name="gr6" draw:text-style-name="P2" draw:layer="layout" svg:x1="11.944cm" svg:y1="11.565cm" svg:x2="20.737cm" svg:y2="11.565cm">
          <text:p/>
        </draw:line>
        <draw:frame draw:style-name="gr7" draw:text-style-name="P6" draw:layer="layout" svg:width="0.891cm" svg:height="1.119cm" svg:x="15.649cm" svg:y="14.548cm">
          <draw:text-box>
            <text:p><text:span text:style-name="T2">x</text:span></text:p>
          </draw:text-box>
        </draw:frame>
        <draw:g>
          <draw:path draw:style-name="gr8" draw:text-style-name="P7" draw:layer="layout" svg:width="0.368cm" svg:height="0.372cm" svg:x="18.136cm" svg:y="13.656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frame draw:style-name="gr7" draw:text-style-name="P8" draw:layer="layout" svg:width="0.891cm" svg:height="1.119cm" svg:x="20.306cm" svg:y="11.524cm">
          <draw:text-box>
            <text:p><text:span text:style-name="T3">z</text:span></text:p>
          </draw:text-box>
        </draw:frame>
        <draw:frame draw:style-name="gr9" draw:text-style-name="P3" draw:layer="layout" svg:width="0.985cm" svg:height="0.725cm" svg:x="19.289cm" svg:y="12.423cm">
          <draw:text-box>
            <text:p><text:span text:style-name="T1">+1</text:span></text:p>
          </draw:text-box>
        </draw:frame>
        <draw:frame draw:style-name="gr3" draw:text-style-name="P3" draw:layer="layout" svg:width="0.739cm" svg:height="0.725cm" svg:x="19.693cm" svg:y="11.627cm">
          <draw:text-box>
            <text:p><text:span text:style-name="T1">0</text:span></text:p>
          </draw:text-box>
        </draw:frame>
        <draw:frame draw:style-name="gr10" draw:text-style-name="P3" draw:layer="layout" svg:width="0.879cm" svg:height="0.725cm" svg:x="19.683cm" svg:y="10.723cm">
          <draw:text-box>
            <text:p><text:span text:style-name="T1">-1</text:span></text:p>
          </draw:text-box>
        </draw:frame>
        <draw:frame draw:style-name="gr10" draw:text-style-name="P3" draw:layer="layout" svg:width="0.879cm" svg:height="0.725cm" svg:x="19.266cm" svg:y="9.82cm">
          <draw:text-box>
            <text:p><text:span text:style-name="T1">-2</text:span></text:p>
          </draw:text-box>
        </draw:frame>
        <draw:g>
          <draw:line draw:style-name="gr11" draw:text-style-name="P9" draw:layer="layout" svg:x1="16.282cm" svg:y1="11.561cm" svg:x2="14.301cm" svg:y2="11.136cm">
            <text:p/>
          </draw:line>
          <draw:line draw:style-name="gr11" draw:text-style-name="P9" draw:layer="layout" svg:x1="16.283cm" svg:y1="11.551cm" svg:x2="14.645cm" svg:y2="10.357cm">
            <text:p/>
          </draw:line>
          <draw:line draw:style-name="gr11" draw:text-style-name="P9" draw:layer="layout" svg:x1="16.281cm" svg:y1="11.551cm" svg:x2="14.278cm" svg:y2="11.861cm">
            <text:p/>
          </draw:line>
          <draw:line draw:style-name="gr11" draw:text-style-name="P9" draw:layer="layout" svg:x1="16.281cm" svg:y1="11.551cm" svg:x2="14.53cm" svg:y2="12.565cm">
            <text:p/>
          </draw:line>
        </draw:g>
        <draw:frame draw:style-name="gr9" draw:text-style-name="P3" draw:layer="layout" svg:width="0.985cm" svg:height="0.725cm" svg:x="13.739cm" svg:y="12.416cm">
          <draw:text-box>
            <text:p><text:span text:style-name="T1">+1</text:span></text:p>
          </draw:text-box>
        </draw:frame>
        <draw:frame draw:style-name="gr3" draw:text-style-name="P3" draw:layer="layout" svg:width="0.739cm" svg:height="0.725cm" svg:x="13.715cm" svg:y="11.623cm">
          <draw:text-box>
            <text:p><text:span text:style-name="T1">0</text:span></text:p>
          </draw:text-box>
        </draw:frame>
        <draw:frame draw:style-name="gr12" draw:text-style-name="P3" draw:layer="layout" svg:width="1.065cm" svg:height="0.962cm" svg:x="13.613cm" svg:y="10.623cm">
          <draw:text-box>
            <text:p><text:span text:style-name="T1">-1</text:span></text:p>
          </draw:text-box>
        </draw:frame>
        <draw:frame draw:style-name="gr10" draw:text-style-name="P3" draw:layer="layout" svg:width="0.879cm" svg:height="0.725cm" svg:x="13.923cm" svg:y="9.819cm">
          <draw:text-box>
            <text:p><text:span text:style-name="T1">-2</text:span></text:p>
          </draw:text-box>
        </draw:frame>
        <draw:frame draw:style-name="gr13" draw:text-style-name="P10" draw:layer="layout" svg:width="6.256cm" svg:height="1.473cm" draw:transform="rotate (-1.5707963267949) translate (17.777cm 7.91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" draw:text-style-name="P12" draw:layer="layout" svg:width="2.225cm" svg:height="1.199cm" draw:transform="rotate (-0.141895268187139) translate (11.535cm 9.69cm)">
          <draw:text-box>
            <text:p text:style-name="P11"><text:span text:style-name="T4">Incoming</text:span></text:p>
            <text:p text:style-name="P11"><text:span text:style-name="T4">beam</text:span></text:p>
          </draw:text-box>
        </draw:frame>
        <draw:line draw:style-name="gr1" draw:text-style-name="P1" draw:layer="layout" svg:x1="12.075cm" svg:y1="10.914cm" svg:x2="13.894cm" svg:y2="11.193cm">
          <text:p/>
        </draw:line>
        <draw:line draw:style-name="gr6" draw:text-style-name="P2" draw:layer="layout" svg:x1="16.322cm" svg:y1="7.095cm" svg:x2="16.322cm" svg:y2="15.116cm">
          <text:p/>
        </draw:line>
        <draw:line draw:style-name="gr15" draw:text-style-name="P2" draw:layer="layout" svg:x1="16.322cm" svg:y1="5.924cm" svg:x2="16.322cm" svg:y2="7.157cm">
          <text:p/>
        </draw:line>
        <draw:line draw:style-name="gr15" draw:text-style-name="P13" draw:layer="layout" svg:x1="17.753cm" svg:y1="5.94cm" svg:x2="17.753cm" svg:y2="7.87cm">
          <text:p/>
        </draw:line>
        <draw:frame draw:style-name="gr16" draw:text-style-name="P15" draw:layer="layout" svg:width="1.344cm" svg:height="1.115cm" svg:x="14.781cm" svg:y="6.183cm">
          <draw:text-box>
            <text:p text:style-name="P14"><text:span text:style-name="T5">Reg.</text:span></text:p>
            <text:p text:style-name="P14"><text:span text:style-name="T5">1</text:span></text:p>
          </draw:text-box>
        </draw:frame>
        <draw:frame draw:style-name="gr16" draw:text-style-name="P15" draw:layer="layout" svg:width="1.344cm" svg:height="1.115cm" svg:x="16.368cm" svg:y="6.183cm">
          <draw:text-box>
            <text:p text:style-name="P14"><text:span text:style-name="T5">Reg.</text:span></text:p>
            <text:p text:style-name="P14"><text:span text:style-name="T5">2</text:span></text:p>
          </draw:text-box>
        </draw:frame>
        <draw:frame draw:style-name="gr16" draw:text-style-name="P16" draw:layer="layout" svg:width="1.344cm" svg:height="1.115cm" svg:x="17.958cm" svg:y="6.183cm">
          <draw:text-box>
            <text:p><text:span text:style-name="T5">Reg.</text:span></text:p>
            <text:p text:style-name="P14"><text:span text:style-name="T5">3</text:span></text:p>
          </draw:text-box>
        </draw:frame>
        <draw:frame draw:style-name="gr17" draw:text-style-name="P17" draw:layer="layout" svg:width="2.242cm" svg:height="1.673cm" svg:x="18.068cm" svg:y="8.572cm">
          <draw:text-box>
            <text:p><text:span text:style-name="T6">Forward</text:span></text:p>
            <text:p><text:span text:style-name="T6">diffracted</text:span></text:p>
            <text:p><text:span text:style-name="T6">waves</text:span></text:p>
          </draw:text-box>
        </draw:frame>
        <draw:frame draw:style-name="gr18" draw:text-style-name="P18" draw:layer="layout" svg:width="2.365cm" svg:height="1.673cm" svg:x="13.768cm" svg:y="12.973cm">
          <draw:text-box>
            <text:p text:style-name="P11"><text:span text:style-name="T6">Backward</text:span></text:p>
            <text:p text:style-name="P11"><text:span text:style-name="T6">diffracted</text:span></text:p>
            <text:p text:style-name="P11"><text:span text:style-name="T6">waves</text:span></text:p>
          </draw:text-box>
        </draw:frame>
        <draw:g>
          <draw:line draw:style-name="gr11" draw:text-style-name="P9" draw:layer="layout" svg:x1="17.789cm" svg:y1="11.569cm" svg:x2="19.77cm" svg:y2="11.144cm">
            <text:p/>
          </draw:line>
          <draw:line draw:style-name="gr11" draw:text-style-name="P9" draw:layer="layout" svg:x1="17.788cm" svg:y1="11.559cm" svg:x2="19.426cm" svg:y2="10.365cm">
            <text:p/>
          </draw:line>
          <draw:line draw:style-name="gr11" draw:text-style-name="P9" draw:layer="layout" svg:x1="17.79cm" svg:y1="11.559cm" svg:x2="19.793cm" svg:y2="11.869cm">
            <text:p/>
          </draw:line>
          <draw:line draw:style-name="gr11" draw:text-style-name="P9" draw:layer="layout" svg:x1="17.79cm" svg:y1="11.559cm" svg:x2="19.541cm" svg:y2="12.573cm">
            <text:p/>
          </draw:line>
        </draw:g>
        <draw:line draw:style-name="gr19" draw:text-style-name="P2" draw:layer="layout" svg:x1="17.955cm" svg:y1="13.675cm" svg:x2="17.955cm" svg:y2="14.062cm">
          <text:p/>
        </draw:line>
      </draw:page>
      <draw:page draw:name="page2" draw:style-name="dp1" draw:master-page-name="Default">
        <draw:g>
          <draw:line draw:style-name="gr20" draw:text-style-name="P9" draw:layer="layout" svg:x1="17.156cm" svg:y1="10.974cm" svg:x2="19.168cm" svg:y2="10.738cm">
            <text:p/>
          </draw:line>
          <draw:line draw:style-name="gr20" draw:text-style-name="P9" draw:layer="layout" svg:x1="17.155cm" svg:y1="10.964cm" svg:x2="18.898cm" svg:y2="9.93cm">
            <text:p/>
          </draw:line>
          <draw:line draw:style-name="gr20" draw:text-style-name="P9" draw:layer="layout" svg:x1="17.157cm" svg:y1="10.965cm" svg:x2="19.122cm" svg:y2="11.462cm">
            <text:p/>
          </draw:line>
          <draw:line draw:style-name="gr20" draw:text-style-name="P9" draw:layer="layout" svg:x1="17.157cm" svg:y1="10.965cm" svg:x2="18.805cm" svg:y2="12.14cm">
            <text:p/>
          </draw:line>
        </draw:g>
        <draw:line draw:style-name="gr21" draw:text-style-name="P2" draw:layer="layout" svg:x1="12.846cm" svg:y1="10.988cm" svg:x2="15.281cm" svg:y2="10.988cm">
          <text:p/>
        </draw:line>
        <draw:g>
          <draw:path draw:style-name="gr8" draw:text-style-name="P19" draw:layer="layout" svg:width="0.239cm" svg:height="0.284cm" svg:x="13.537cm" svg:y="10.662cm" svg:viewBox="0 0 240 285" svg:d="M176 139c-37 0-74 0-112 0 0 3-2 8-4 11-19 46-28 80-27 98 1 19 11 28 31 28 21 0 39-9 55-28 16-18 35-54 57-109zM70 125c38 0 75 0 112 0 1-2 2-4 4-8 1-3 2-6 3-7 15-35 21-61 19-77-3-17-13-25-32-25-20 0-37 9-55 28-16 19-33 49-51 89zM180 0c31 0 50 12 57 36 7 23 2 57-16 102-21 48-44 84-71 110-28 24-56 37-88 37-33 0-52-7-56-24-4-15-7-28-6-38s2-19 4-28c3-9 5-17 7-24s5-13 6-17c0-1 1-2 1-3 1-1 1-2 2-4s1-4 3-6c18-45 41-80 69-104 28-25 56-37 88-37z">
            <text:p/>
          </draw:path>
        </draw:g>
        <draw:g>
          <draw:path draw:style-name="gr8" draw:text-style-name="P7" draw:layer="layout" svg:width="0.368cm" svg:height="0.372cm" svg:x="14.605cm" svg:y="11.498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frame draw:style-name="gr9" draw:text-style-name="P3" draw:layer="layout" svg:width="0.985cm" svg:height="0.725cm" svg:x="18.496cm" svg:y="11.961cm">
          <draw:text-box>
            <text:p><text:span text:style-name="T1">+1</text:span></text:p>
          </draw:text-box>
        </draw:frame>
        <draw:frame draw:style-name="gr3" draw:text-style-name="P3" draw:layer="layout" svg:width="0.739cm" svg:height="0.725cm" svg:x="18.96cm" svg:y="11.175cm">
          <draw:text-box>
            <text:p><text:span text:style-name="T1">0</text:span></text:p>
          </draw:text-box>
        </draw:frame>
        <draw:frame draw:style-name="gr10" draw:text-style-name="P3" draw:layer="layout" svg:width="0.879cm" svg:height="0.725cm" svg:x="18.96cm" svg:y="10.286cm">
          <draw:text-box>
            <text:p><text:span text:style-name="T1">-1</text:span></text:p>
          </draw:text-box>
        </draw:frame>
        <draw:frame draw:style-name="gr10" draw:text-style-name="P3" draw:layer="layout" svg:width="0.879cm" svg:height="0.725cm" svg:x="18.633cm" svg:y="9.428cm">
          <draw:text-box>
            <text:p><text:span text:style-name="T1">-2</text:span></text:p>
          </draw:text-box>
        </draw:frame>
        <draw:frame draw:style-name="gr22" draw:text-style-name="P20" draw:layer="layout" svg:width="3.505cm" svg:height="1.88cm" draw:transform="rotate (-1.5707963267949) translate (17.161cm 9.161cm)">
          <draw:image xlink:href="Pictures/100002010000033D0000033DBB3ECB1074B64378.png" xlink:type="simple" xlink:show="embed" xlink:actuate="onLoad" loext:mime-type="image/png">
            <text:p/>
          </draw:image>
        </draw:frame>
        <draw:path draw:style-name="gr23" draw:text-style-name="P21" draw:layer="layout" svg:width="2.48cm" svg:height="2.646cm" draw:transform="rotate (-0.785398163397449) translate (16.4647373386059cm 7.17568781957022cm)" svg:viewBox="0 0 2481 2647" svg:d="M601 2536c186 29 565 264 659-55 70-238-144-645 138-741 222-77 451 284 672 205 228-80-142-688 178-700 393-14 205-346 42-453-167-110-289-281-426-426-189-201-456-302-714-356-270-57-494 141-686 302-198 164-352 384-426 618-97 306 13 641 96 947 61 224 94 485 302 632l137 137 83-83z">
          <text:p/>
        </draw:path>
        <draw:path draw:style-name="gr23" draw:text-style-name="P21" draw:layer="layout" svg:width="2.48cm" svg:height="2.646cm" draw:transform="rotate (2.35619449019234) translate (16.3092626613941cm 14.8913121804298cm)" svg:viewBox="0 0 2481 2647" svg:d="M601 2536c186 29 565 264 659-55 70-238-144-645 138-741 222-77 451 284 672 205 228-80-142-688 178-700 393-14 205-346 42-453-167-110-289-281-426-426-189-201-456-302-714-356-270-57-494 141-686 302-198 164-352 384-426 618-97 306 13 641 96 947 61 224 94 485 302 632l137 137 83-83z">
          <text:p/>
        </draw:path>
        <draw:line draw:style-name="gr19" draw:text-style-name="P2" draw:layer="layout" svg:x1="15.143cm" svg:y1="11.462cm" svg:x2="15.143cm" svg:y2="11.885cm">
          <text:p/>
        </draw:line>
        <draw:frame draw:style-name="gr24" draw:text-style-name="P8" draw:layer="layout" svg:width="0.714cm" svg:height="0.725cm" svg:x="17.985cm" svg:y="8.418cm">
          <draw:text-box>
            <text:p><text:span text:style-name="T3">z</text:span></text:p>
          </draw:text-box>
        </draw:frame>
        <draw:frame draw:style-name="gr3" draw:text-style-name="P3" draw:layer="layout" svg:width="0.739cm" svg:height="0.725cm" svg:x="16.78cm" svg:y="8.47cm">
          <draw:text-box>
            <text:p><text:span text:style-name="T1">d</text:span></text:p>
          </draw:text-box>
        </draw:frame>
        <draw:line draw:style-name="gr25" draw:text-style-name="P2" draw:layer="layout" svg:x1="15.293cm" svg:y1="9.151cm" svg:x2="18.591cm" svg:y2="9.151cm">
          <text:p/>
        </draw:line>
        <draw:g>
          <draw:path draw:style-name="gr26" draw:text-style-name="P7" draw:layer="layout" svg:width="0.229cm" svg:height="0.103cm" svg:x="14.138cm" svg:y="10.046cm" svg:viewBox="0 0 230 104" svg:d="M0 66c0-9 0-19 0-28 48 0 97 0 145 0-3-13-6-25-10-38 32 18 63 35 95 52-32 17-63 35-95 52 4-13 7-25 10-38-48 0-97 0-145 0z">
            <text:p/>
          </draw:path>
          <draw:path draw:style-name="gr26" draw:text-style-name="P22" draw:layer="layout" svg:width="0.214cm" svg:height="0.36cm" svg:x="14.154cm" svg:y="10.216cm" svg:viewBox="0 0 215 361" svg:d="M59 18c-11-2-23-5-33-7 0-3 1-7 2-11 24 0 49 0 74 0-14 82-28 164-42 246 35-35 70-70 105-106-8-2-15-4-23-7 0-3 1-7 2-11 23 0 47 0 71 0 0 4-1 8-2 11-7 2-13 4-20 6-24 24-48 48-72 72 21 44 40 88 60 132 8 2 16 4 24 6-1 4-1 8-2 12-19 0-39 0-58 0-17-41-36-81-53-122-12 12-24 24-36 35-5 29-10 58-16 87-13 0-27 0-40 0 20-114 39-229 59-343z">
            <text:p/>
          </draw:path>
          <draw:path draw:style-name="gr26" draw:text-style-name="P23" draw:layer="layout" svg:width="0.053cm" svg:height="0.204cm" svg:x="14.41cm" svg:y="10.497cm" svg:viewBox="0 0 54 205" svg:d="M25 194c7 2 14 3 22 4-1 3-2 5-2 7-15 0-30 0-45 0 7-44 14-88 21-131-6-2-12-3-18-4 1-3 1-5 1-7 14 0 28 0 42 0-8 44-15 87-21 131zM54 16c0 5-1 9-4 12s-7 5-11 5-8-2-10-5c-3-3-4-7-4-12 0-4 1-8 4-11 2-3 6-5 10-5s8 2 11 5 4 7 4 11z">
            <text:p/>
          </draw:path>
          <draw:path draw:style-name="gr26" draw:text-style-name="P23" draw:layer="layout" svg:width="0.125cm" svg:height="0.144cm" svg:x="14.531cm" svg:y="10.556cm" svg:viewBox="0 0 126 145" svg:d="M99 33c0-5-1-8-3-11-3-3-7-4-12-4-7 0-14 3-23 9-8 6-16 14-21 23-5 32-10 64-16 95-8 0-16 0-24 0 8-43 15-87 22-131-6-1-11-2-17-3 1-3 1-5 1-7 14 0 27 0 41 0-2 9-3 19-4 29 8-11 16-19 25-25 9-5 17-8 26-8s17 3 22 8c5 6 7 13 7 24 0 1 0 3 0 6-1 4-6 36-16 97 6 2 13 3 19 4-1 2-1 4-1 6-15 0-29 0-44 0 5-29 10-58 15-87 2-13 3-22 3-25z">
            <text:p/>
          </draw:path>
        </draw:g>
        <draw:line draw:style-name="gr27" draw:text-style-name="P9" draw:layer="layout" svg:x1="13.114cm" svg:y1="10.442cm" svg:x2="15.3cm" svg:y2="10.995cm">
          <text:p/>
        </draw:line>
        <draw:circle draw:style-name="gr28" draw:text-style-name="P14" draw:layer="layout" svg:width="1.936cm" svg:height="1.936cm" svg:x="13.412cm" svg:y="10.037cm" draw:kind="arc" draw:start-angle="152.16" draw:end-angle="179.64">
          <text:p/>
        </draw:circle>
        <draw:line draw:style-name="gr27" draw:text-style-name="P9" draw:layer="layout" svg:x1="12.714cm" svg:y1="10.336cm" svg:x2="13.507cm" svg:y2="10.537cm">
          <text:p/>
        </draw:line>
        <draw:frame draw:style-name="gr24" draw:text-style-name="P6" draw:layer="layout" svg:width="0.714cm" svg:height="0.725cm" svg:x="14.526cm" svg:y="12.671cm">
          <draw:text-box>
            <text:p><text:span text:style-name="T2">x</text:span></text:p>
          </draw:text-box>
        </draw:frame>
        <draw:line draw:style-name="gr29" draw:text-style-name="P13" draw:layer="layout" svg:x1="15.301cm" svg:y1="9.151cm" svg:x2="15.301cm" svg:y2="13.271cm">
          <text:p text:style-name="P14"><text:s text:c="4"/></text:p>
        </draw:line>
        <draw:line draw:style-name="gr30" draw:text-style-name="P2" draw:layer="layout" svg:x1="17.145cm" svg:y1="9.071cm" svg:x2="17.145cm" svg:y2="12.706cm">
          <text:p/>
        </draw:line>
      </draw:page>
      <draw:page draw:name="page3" draw:style-name="dp1" draw:master-page-name="Default">
        <draw:path draw:style-name="gr31" draw:text-style-name="P24" draw:layer="layout" svg:width="7.619cm" svg:height="13.985cm" svg:x="12.055cm" svg:y="3.554cm" svg:viewBox="0 0 7620 13986" svg:d="M0 13986c0-4662 0-9324 0-13986 2540 0 5080 0 7620 0 0 4662 0 9324 0 13986-2540 0-5080 0-7620 0z">
          <text:p/>
        </draw:path>
        <draw:line draw:style-name="gr32" draw:text-style-name="P2" draw:layer="layout" svg:x1="5.825cm" svg:y1="10.527cm" svg:x2="22.194cm" svg:y2="10.527cm">
          <text:p/>
        </draw:line>
        <draw:line draw:style-name="gr33" draw:text-style-name="P25" draw:layer="layout" svg:x1="18.425cm" svg:y1="10.886cm" svg:x2="18.425cm" svg:y2="8.596cm">
          <text:p/>
        </draw:line>
        <draw:line draw:style-name="gr33" draw:text-style-name="P25" draw:layer="layout" svg:x1="18.425cm" svg:y1="8.597cm" svg:x2="18.425cm" svg:y2="6.306cm">
          <text:p/>
        </draw:line>
        <draw:line draw:style-name="gr33" draw:text-style-name="P25" draw:layer="layout" svg:x1="18.425cm" svg:y1="10.886cm" svg:x2="18.425cm" svg:y2="13.168cm">
          <text:p/>
        </draw:line>
        <draw:custom-shape draw:style-name="gr34" draw:text-style-name="P10" draw:layer="layout" svg:width="12.7cm" svg:height="12.7cm" svg:x="5.713cm" svg:y="4.163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5" draw:text-style-name="P13" draw:layer="layout" svg:x1="12.077cm" svg:y1="10.523cm" svg:x2="18.418cm" svg:y2="10.885cm">
          <text:p/>
        </draw:line>
        <draw:line draw:style-name="gr35" draw:text-style-name="P13" draw:layer="layout" svg:x1="12.078cm" svg:y1="10.521cm" svg:x2="18.131cm" svg:y2="8.596cm">
          <text:p/>
        </draw:line>
        <draw:line draw:style-name="gr35" draw:text-style-name="P13" draw:layer="layout" svg:x1="12.078cm" svg:y1="10.527cm" svg:x2="16.827cm" svg:y2="6.309cm">
          <text:p/>
        </draw:line>
        <draw:line draw:style-name="gr35" draw:text-style-name="P13" draw:layer="layout" svg:x1="12.079cm" svg:y1="10.521cm" svg:x2="17.859cm" svg:y2="13.155cm">
          <text:p/>
        </draw:line>
        <draw:line draw:style-name="gr36" draw:text-style-name="P26" draw:layer="layout" svg:x1="16.827cm" svg:y1="6.306cm" svg:x2="18.425cm" svg:y2="6.306cm">
          <text:p/>
        </draw:line>
        <draw:line draw:style-name="gr36" draw:text-style-name="P26" draw:layer="layout" svg:x1="18.131cm" svg:y1="8.596cm" svg:x2="18.425cm" svg:y2="8.596cm">
          <text:p/>
        </draw:line>
        <draw:line draw:style-name="gr36" draw:text-style-name="P26" draw:layer="layout" svg:x1="17.858cm" svg:y1="13.149cm" svg:x2="18.425cm" svg:y2="13.149cm">
          <text:p/>
        </draw:line>
        <draw:line draw:style-name="gr37" draw:text-style-name="P27" draw:layer="layout" svg:x1="12.091cm" svg:y1="10.526cm" svg:x2="14.82cm" svg:y2="16.224cm">
          <text:p/>
        </draw:line>
        <draw:frame draw:style-name="gr38" draw:text-style-name="P28" draw:layer="layout" svg:width="1.391cm" svg:height="0.962cm" draw:transform="rotate (-0.71401419699088) translate (14.646cm 6.076cm)">
          <draw:text-box>
            <text:p><text:span text:style-name="T7">. . .</text:span></text:p>
          </draw:text-box>
        </draw:frame>
        <draw:frame draw:style-name="gr38" draw:text-style-name="P28" draw:layer="layout" svg:width="1.391cm" svg:height="0.962cm" draw:transform="rotate (-2.02859618959301) translate (16.193cm 12.486cm)">
          <draw:text-box>
            <text:p><text:span text:style-name="T7">. . .</text:span></text:p>
          </draw:text-box>
        </draw:frame>
        <draw:g>
          <draw:line draw:style-name="gr39" draw:text-style-name="P25" draw:layer="layout" svg:x1="18.425cm" svg:y1="6.306cm" svg:x2="18.425cm" svg:y2="5.694cm">
            <text:p/>
          </draw:line>
          <draw:line draw:style-name="gr40" draw:text-style-name="P25" draw:layer="layout" svg:x1="18.425cm" svg:y1="5.694cm" svg:x2="18.425cm" svg:y2="4.949cm">
            <text:p/>
          </draw:line>
        </draw:g>
        <draw:g>
          <draw:line draw:style-name="gr39" draw:text-style-name="P25" draw:layer="layout" svg:x1="18.425cm" svg:y1="13.168cm" svg:x2="18.425cm" svg:y2="13.773cm">
            <text:p/>
          </draw:line>
          <draw:line draw:style-name="gr40" draw:text-style-name="P25" draw:layer="layout" svg:x1="18.425cm" svg:y1="13.773cm" svg:x2="18.425cm" svg:y2="14.509cm">
            <text:p/>
          </draw:line>
        </draw:g>
        <draw:g>
          <draw:path draw:style-name="gr8" draw:text-style-name="P19" draw:layer="layout" svg:width="0.515cm" svg:height="0.706cm" svg:x="13.823cm" svg:y="12.9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2" draw:text-style-name="P2" draw:layer="layout" svg:x1="12.068cm" svg:y1="3.475cm" svg:x2="12.068cm" svg:y2="17.927cm">
          <text:p/>
        </draw:line>
        <draw:frame draw:style-name="gr41" draw:text-style-name="P29" draw:layer="layout" svg:width="0.901cm" svg:height="1.057cm" svg:x="11.167cm" svg:y="17.106cm">
          <draw:text-box>
            <text:p><text:span text:style-name="T8">x</text:span></text:p>
          </draw:text-box>
        </draw:frame>
        <draw:frame draw:style-name="gr42" draw:text-style-name="P29" draw:layer="layout" svg:width="0.82cm" svg:height="0.962cm" svg:x="21.467cm" svg:y="10.553cm">
          <draw:text-box>
            <text:p><text:span text:style-name="T8">z</text:span></text:p>
          </draw:text-box>
        </draw:frame>
        <draw:g>
          <draw:path draw:style-name="gr26" draw:text-style-name="P7" draw:layer="layout" svg:width="0.356cm" svg:height="0.163cm" svg:x="16.798cm" svg:y="9.481cm" svg:viewBox="0 0 357 164" svg:d="M0 105c0-16 0-31 0-46 76 0 151 0 227 0-6-19-11-40-16-59 49 27 98 55 146 82-48 28-97 55-146 82 5-20 10-40 16-59-76 0-151 0-227 0z">
            <text:p/>
          </draw:path>
          <draw:path draw:style-name="gr26" draw:text-style-name="P22" draw:layer="layout" svg:width="0.333cm" svg:height="0.569cm" svg:x="16.822cm" svg:y="9.749cm" svg:viewBox="0 0 334 570" svg:d="M92 28c-17-3-35-6-53-10 1-6 3-12 4-18 39 0 77 0 116 0-22 129-44 259-65 388 54-55 108-111 163-166-12-4-25-8-37-11 1-6 2-13 4-18 37 0 73 0 110 0-1 5-2 12-3 18-9 3-20 6-31 9-37 38-74 75-112 113 31 70 62 140 93 210 13 3 26 7 37 10-1 5-2 12-3 17-30 0-60 0-89 0-28-64-56-128-83-192-18 19-38 37-57 56-7 46-15 91-23 136-20 0-42 0-63 0 31-180 61-361 92-542z">
            <text:p/>
          </draw:path>
          <draw:path draw:style-name="gr26" draw:text-style-name="P30" draw:layer="layout" svg:width="0.195cm" svg:height="0.329cm" svg:x="17.212cm" svg:y="10.192cm" svg:viewBox="0 0 196 330" svg:d="M196 164c0 110-33 166-99 166-32 0-57-15-73-43-15-28-24-69-24-123 0-53 9-94 24-122 16-28 41-42 74-42 32 0 56 14 73 42 16 27 25 68 25 122zM154 164c0-52-4-89-13-111-10-23-24-34-44-34s-34 11-43 32c-8 21-12 59-12 113s4 91 12 113c10 23 24 33 43 33s34-11 44-34c9-24 13-60 13-112z">
            <text:p/>
          </draw:path>
        </draw:g>
        <draw:g>
          <draw:path draw:style-name="gr26" draw:text-style-name="P7" draw:layer="layout" svg:width="0.346cm" svg:height="0.163cm" svg:x="16.478cm" svg:y="11.529cm" svg:viewBox="0 0 347 164" svg:d="M0 105c0-15 0-30 0-45 74 0 147 0 221 0-5-20-10-41-16-60 48 27 96 55 142 82-46 28-94 55-142 82 6-19 11-40 16-59-74 0-147 0-221 0z">
            <text:p/>
          </draw:path>
          <draw:path draw:style-name="gr26" draw:text-style-name="P22" draw:layer="layout" svg:width="0.325cm" svg:height="0.571cm" svg:x="16.501cm" svg:y="11.798cm" svg:viewBox="0 0 326 572" svg:d="M89 28c-16-3-33-6-51-10 1-6 2-12 3-18 39 0 76 0 114 0-21 130-43 260-64 390 53-56 106-112 159-167-11-4-24-8-35-11 1-6 2-13 3-18 36 0 71 0 108 0-1 5-2 12-3 18-10 3-20 6-30 9-37 38-73 76-109 113 30 71 60 141 90 211 12 4 25 7 36 10-1 6-2 12-3 17-29 0-58 0-87 0-27-63-54-128-81-192-18 18-36 37-55 56-7 46-15 91-23 136-20 0-40 0-61 0 30-180 59-362 89-544z">
            <text:p/>
          </draw:path>
          <draw:path draw:style-name="gr26" draw:text-style-name="P30" draw:layer="layout" svg:width="0.158cm" svg:height="0.323cm" svg:x="16.903cm" svg:y="12.246cm" svg:viewBox="0 0 159 324" svg:d="M99 305c19 2 40 4 60 7 0 3 0 7 0 12-53 0-106 0-159 0 0-5 0-9 0-12 20-3 40-5 60-7 0-87 0-175 0-263-20 9-39 16-59 24 0-4 0-9 0-13 28-17 57-36 86-53 3 0 7 0 12 0 0 102 0 203 0 305z">
            <text:p/>
          </draw:path>
        </draw:g>
        <draw:g>
          <draw:path draw:style-name="gr26" draw:text-style-name="P7" draw:layer="layout" svg:width="0.353cm" svg:height="0.164cm" svg:x="15.067cm" svg:y="5.729cm" svg:viewBox="0 0 354 165" svg:d="M0 105c0-15 0-30 0-45 75 0 150 0 225 0-5-20-10-41-16-60 49 27 98 55 145 82-47 28-96 56-145 83 6-20 11-40 16-60-75 0-150 0-225 0z">
            <text:p/>
          </draw:path>
          <draw:path draw:style-name="gr26" draw:text-style-name="P22" draw:layer="layout" svg:width="0.331cm" svg:height="0.572cm" svg:x="15.091cm" svg:y="5.998cm" svg:viewBox="0 0 332 573" svg:d="M91 28c-17-3-34-6-52-10 1-6 2-12 3-18 39 0 78 0 116 0-22 130-44 260-65 390 54-55 108-112 162-167-12-4-24-7-36-11 1-6 2-13 3-18 37 0 73 0 110 0-1 5-2 12-3 18-10 4-20 6-31 9-37 38-74 76-111 114 31 70 62 141 92 211 13 3 26 6 37 10-1 5-2 12-3 17-30 0-59 0-89 0-27-64-55-129-82-193-18 19-37 37-56 57-8 45-15 91-24 136-20 0-41 0-62 0 31-181 60-363 91-545z">
            <text:p/>
          </draw:path>
          <draw:path draw:style-name="gr26" draw:text-style-name="P31" draw:layer="layout" svg:width="0.264cm" svg:height="0.022cm" svg:x="15.513cm" svg:y="6.619cm" svg:viewBox="0 0 265 23" svg:d="M0 0c89 0 177 0 265 0 0 8 0 15 0 23-88 0-176 0-265 0 0-8 0-15 0-23z">
            <text:p/>
          </draw:path>
          <draw:path draw:style-name="gr26" draw:text-style-name="P30" draw:layer="layout" svg:width="0.183cm" svg:height="0.325cm" svg:x="15.874cm" svg:y="6.444cm" svg:viewBox="0 0 184 326" svg:d="M184 326c-61 0-123 0-184 0 0-12 0-24 0-36 14-13 27-27 41-40 28-25 47-45 59-62 13-15 23-31 28-47s7-36 7-57-4-36-12-47c-9-11-24-16-44-16-7 0-16 1-24 3s-16 5-22 8c-3 13-6 28-8 41-5 0-10 0-14 0 0-21 0-42 0-62 26-8 49-11 68-11 33 0 58 8 74 22 17 15 26 35 26 62 0 18-4 35-11 51-6 16-16 32-29 48-14 15-36 37-67 66-14 12-28 25-42 40 51 0 102 0 154 0 0 12 0 24 0 37z">
            <text:p/>
          </draw:path>
        </draw:g>
        <draw:g>
          <draw:path draw:style-name="gr26" draw:text-style-name="P7" draw:layer="layout" svg:width="0.334cm" svg:height="0cm" svg:x="16.31cm" svg:y="7.779cm" svg:viewBox="0 0 335 0" svg:d="M0 0c71 0 142 0 213 0-5 0-10 0-15 0 46 0 92 0 137 0-45 0-91 0-137 0 5 0 10 0 15 0-71 0-142 0-213 0z">
            <text:p/>
          </draw:path>
          <draw:path draw:style-name="gr26" draw:text-style-name="P22" draw:layer="layout" svg:width="0.313cm" svg:height="0cm" svg:x="16.333cm" svg:y="7.779cm" svg:viewBox="0 0 314 0" svg:d="M86 0c-16 0-32 0-49 0 1 0 2 0 3 0 37 0 73 0 109 0-20 0-41 0-61 0 51 0 102 0 153 0-11 0-23 0-34 0 1 0 2 0 3 0 35 0 69 0 104 0-1 0-2 0-3 0-9 0-19 0-29 0-35 0-70 0-105 0 29 0 58 0 87 0 12 0 24 0 35 0-1 0-2 0-3 0-28 0-56 0-84 0-26 0-52 0-78 0-17 0-35 0-53 0-7 0-14 0-22 0-19 0-39 0-59 0 29 0 57 0 86 0z">
            <text:p/>
          </draw:path>
          <draw:path draw:style-name="gr26" draw:text-style-name="P31" draw:layer="layout" svg:width="0.25cm" svg:height="0cm" svg:x="16.732cm" svg:y="7.779cm" svg:viewBox="0 0 251 0" svg:d="M0 0c84 0 167 0 251 0-84 0-167 0-251 0z">
            <text:p/>
          </draw:path>
          <draw:path draw:style-name="gr26" draw:text-style-name="P30" draw:layer="layout" svg:width="0.152cm" svg:height="0cm" svg:x="17.092cm" svg:y="7.779cm" svg:viewBox="0 0 153 0" svg:d="M95 0c19 0 39 0 58 0-51 0-102 0-153 0 19 0 39 0 58 0-19 0-38 0-57 0 27 0 55 0 83 0 3 0 7 0 11 0z">
            <text:p/>
          </draw:path>
        </draw:g>
        <draw:line draw:style-name="gr35" draw:text-style-name="P13" draw:layer="layout" svg:x1="5.826cm" svg:y1="10.171cm" svg:x2="12.061cm" svg:y2="10.527cm">
          <text:p/>
        </draw:line>
        <draw:g>
          <draw:path draw:style-name="gr43" draw:text-style-name="P32" draw:layer="layout" svg:width="0.324cm" svg:height="0.472cm" svg:x="18.55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43" draw:text-style-name="P33" draw:layer="layout" svg:width="0.3cm" svg:height="0.133cm" svg:x="18.96cm" svg:y="7.93cm" svg:viewBox="0 0 301 134" svg:d="M0 86c0-13 0-25 0-37 64 0 127 0 191 0-4-16-9-33-13-49 41 23 82 45 123 68-41 22-82 44-123 66 4-16 9-32 13-48-64 0-127 0-191 0z">
            <text:p/>
          </draw:path>
          <draw:path draw:style-name="gr43" draw:text-style-name="P34" draw:layer="layout" svg:width="0.288cm" svg:height="0.459cm" svg:x="18.95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43" draw:text-style-name="P35" draw:layer="layout" svg:width="0.225cm" svg:height="0.018cm" svg:x="19.304cm" svg:y="8.455cm" svg:viewBox="0 0 226 19" svg:d="M0 19c0-6 0-13 0-19 75 0 150 0 226 0 0 6 0 13 0 19-76 0-151 0-226 0z">
            <text:p/>
          </draw:path>
          <draw:path draw:style-name="gr43" draw:text-style-name="P36" draw:layer="layout" svg:width="0.136cm" svg:height="0.263cm" svg:x="19.629cm" svg:y="8.313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43" draw:text-style-name="P32" draw:layer="layout" svg:width="0.324cm" svg:height="0.472cm" svg:x="16.82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43" draw:text-style-name="P33" draw:layer="layout" svg:width="0.3cm" svg:height="0.133cm" svg:x="17.227cm" svg:y="5.399cm" svg:viewBox="0 0 301 134" svg:d="M0 86c0-13 0-25 0-37 64 0 127 0 191 0-4-16-9-33-13-49 41 23 82 45 123 68-41 22-82 44-123 66 4-16 9-32 13-48-64 0-127 0-191 0z">
            <text:p/>
          </draw:path>
          <draw:path draw:style-name="gr43" draw:text-style-name="P34" draw:layer="layout" svg:width="0.288cm" svg:height="0.459cm" svg:x="17.21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43" draw:text-style-name="P35" draw:layer="layout" svg:width="0.225cm" svg:height="0.018cm" svg:x="17.571cm" svg:y="5.924cm" svg:viewBox="0 0 226 19" svg:d="M0 19c0-6 0-13 0-19 75 0 150 0 226 0 0 6 0 13 0 19-76 0-151 0-226 0z">
            <text:p/>
          </draw:path>
          <draw:path draw:style-name="gr43" draw:text-style-name="P36" draw:layer="layout" svg:width="0.155cm" svg:height="0.265cm" svg:x="17.87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<text:p/>
          </draw:path>
        </draw:g>
        <draw:g>
          <draw:path draw:style-name="gr43" draw:text-style-name="P32" draw:layer="layout" svg:width="0.324cm" svg:height="0.472cm" svg:x="18.57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43" draw:text-style-name="P33" draw:layer="layout" svg:width="0.3cm" svg:height="0.133cm" svg:x="18.972cm" svg:y="13.199cm" svg:viewBox="0 0 301 134" svg:d="M0 86c0-13 0-25 0-37 64 0 127 0 191 0-4-16-9-33-13-49 41 23 82 45 123 68-41 22-82 44-123 66 4-16 9-32 13-48-64 0-127 0-191 0z">
            <text:p/>
          </draw:path>
          <draw:path draw:style-name="gr43" draw:text-style-name="P34" draw:layer="layout" svg:width="0.288cm" svg:height="0.459cm" svg:x="18.96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43" draw:text-style-name="P36" draw:layer="layout" svg:width="0.136cm" svg:height="0.263cm" svg:x="19.341cm" svg:y="13.582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43" draw:text-style-name="P32" draw:layer="layout" svg:width="0.318cm" svg:height="0.472cm" svg:x="18.64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<text:p/>
          </draw:path>
          <draw:path draw:style-name="gr43" draw:text-style-name="P33" draw:layer="layout" svg:width="0.294cm" svg:height="0.133cm" svg:x="19.037cm" svg:y="10.634cm" svg:viewBox="0 0 295 134" svg:d="M0 85c0-12 0-24 0-36 62 0 125 0 187 0-4-16-8-33-13-49 41 23 81 45 121 68-40 22-80 44-121 66 5-16 9-32 13-49-62 0-125 0-187 0z">
            <text:p/>
          </draw:path>
          <draw:path draw:style-name="gr43" draw:text-style-name="P34" draw:layer="layout" svg:width="0.282cm" svg:height="0.459cm" svg:x="19.02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<text:p/>
          </draw:path>
          <draw:path draw:style-name="gr43" draw:text-style-name="P36" draw:layer="layout" svg:width="0.161cm" svg:height="0.269cm" svg:x="19.38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<text:p/>
          </draw:path>
          <draw:path draw:style-name="gr43" draw:text-style-name="P33" draw:layer="layout" svg:width="0.372cm" svg:height="0.203cm" svg:x="19.664cm" svg:y="10.848cm" svg:viewBox="0 0 373 204" svg:d="M0 204c0-13 0-27 0-41 124 0 248 0 373 0 0 14 0 28 0 41-125 0-249 0-373 0zM0 42c0-14 0-28 0-42 124 0 248 0 373 0 0 14 0 28 0 42-125 0-249 0-373 0z">
            <text:p/>
          </draw:path>
          <draw:path draw:style-name="gr43" draw:text-style-name="P37" draw:layer="layout" svg:width="0.269cm" svg:height="0.454cm" svg:x="20.17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<text:p/>
          </draw:path>
        </draw:g>
        <draw:g>
          <draw:path draw:style-name="gr44" draw:text-style-name="P38" draw:layer="layout" svg:width="0.415cm" svg:height="0.034cm" svg:x="18.762cm" svg:y="9.881cm" svg:viewBox="0 0 416 35" svg:d="M0 0c139 0 277 0 416 0 0 12 0 23 0 35-139 0-277 0-416 0 0-12 0-23 0-35z">
            <text:p/>
          </draw:path>
          <draw:path draw:style-name="gr44" draw:text-style-name="P38" draw:layer="layout" svg:width="0.329cm" svg:height="0.147cm" svg:x="19.376cm" svg:y="9.36cm" svg:viewBox="0 0 330 148" svg:d="M0 94c0-13 0-27 0-40 70 0 139 0 209 0-5-18-10-36-15-54 45 25 91 50 136 74-45 25-91 49-136 74 5-18 10-36 15-54-70 0-139 0-209 0z">
            <text:p/>
          </draw:path>
          <draw:path draw:style-name="gr44" draw:text-style-name="P39" draw:layer="layout" svg:width="0.469cm" svg:height="0.496cm" svg:x="19.30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44" draw:text-style-name="P38" draw:layer="layout" svg:width="0.302cm" svg:height="0.147cm" svg:x="18.824cm" svg:y="11.646cm" svg:viewBox="0 0 303 148" svg:d="M0 94c0-13 0-27 0-40 64 0 128 0 192 0-4-18-9-36-13-54 41 25 83 50 124 74-41 25-83 49-124 74 4-18 9-36 13-54-64 0-128 0-192 0z">
            <text:p/>
          </draw:path>
          <draw:path draw:style-name="gr44" draw:text-style-name="P39" draw:layer="layout" svg:width="0.431cm" svg:height="0.496cm" svg:x="18.76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  <draw:g>
          <draw:path draw:style-name="gr26" draw:text-style-name="P7" draw:layer="layout" svg:width="0.364cm" svg:height="0.164cm" svg:x="8.544cm" svg:y="9.049cm" svg:viewBox="0 0 365 165" svg:d="M0 105c0-15 0-30 0-45 77 0 154 0 231 0-5-20-10-40-16-60 50 28 100 55 150 83-50 27-100 55-150 82 6-20 11-40 16-60-77 0-154 0-231 0z">
            <text:p/>
          </draw:path>
          <draw:path draw:style-name="gr26" draw:text-style-name="P22" draw:layer="layout" svg:width="0.341cm" svg:height="0.573cm" svg:x="8.569cm" svg:y="9.319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26" draw:text-style-name="P23" draw:layer="layout" svg:width="0.085cm" svg:height="0.325cm" svg:x="8.977cm" svg:y="9.766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<text:p/>
          </draw:path>
          <draw:path draw:style-name="gr26" draw:text-style-name="P23" draw:layer="layout" svg:width="0.199cm" svg:height="0.23cm" svg:x="9.169cm" svg:y="9.859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<text:p/>
          </draw:path>
        </draw:g>
        <draw:g>
          <draw:path draw:style-name="gr26" draw:text-style-name="P7" draw:layer="layout" svg:width="0.318cm" svg:height="0.164cm" svg:x="16.155cm" svg:y="7.669cm" svg:viewBox="0 0 319 165" svg:d="M0 105c0-15 0-30 0-45 67 0 135 0 202 0-5-20-9-40-14-60 44 28 87 55 131 83-44 27-87 55-131 82 5-20 9-40 14-60-67 0-135 0-202 0z">
            <text:p/>
          </draw:path>
          <draw:path draw:style-name="gr26" draw:text-style-name="P22" draw:layer="layout" svg:width="0.298cm" svg:height="0.572cm" svg:x="16.177cm" svg:y="7.938cm" svg:viewBox="0 0 299 573" svg:d="M82 28c-16-3-31-7-46-10 1-6 1-12 2-18 35 0 69 0 104 0-19 130-39 260-58 390 48-55 96-111 145-167-11-4-21-7-32-11 1-6 2-12 3-18 33 0 66 0 99 0-1 6-2 12-3 18-9 3-18 6-27 9-34 38-67 76-100 114 27 70 55 141 82 211 11 3 23 6 34 9-1 6-2 12-3 18-27 0-54 0-80 0-25-64-50-129-74-193-17 19-34 37-51 56-7 46-14 92-21 137-18 0-37 0-56 0 27-181 54-363 82-545z">
            <text:p/>
          </draw:path>
          <draw:path draw:style-name="gr26" draw:text-style-name="P31" draw:layer="layout" svg:width="0.238cm" svg:height="0.022cm" svg:x="16.556cm" svg:y="8.56cm" svg:viewBox="0 0 239 23" svg:d="M0 0c80 0 159 0 239 0 0 8 0 15 0 23-80 0-159 0-239 0 0-8 0-15 0-23z">
            <text:p/>
          </draw:path>
          <draw:path draw:style-name="gr26" draw:text-style-name="P30" draw:layer="layout" svg:width="0.144cm" svg:height="0.323cm" svg:x="16.899cm" svg:y="8.386cm" svg:viewBox="0 0 145 324" svg:d="M90 305c19 2 37 4 55 6 0 5 0 9 0 13-48 0-97 0-145 0 0-4 0-8 0-13 18-2 37-4 55-6 0-87 0-175 0-262-18 7-36 15-54 23 0-4 0-9 0-13 26-18 52-35 79-53 3 0 7 0 10 0 0 102 0 203 0 305z">
            <text:p/>
          </draw:path>
        </draw:g>
      </draw:page>
      <draw:page draw:name="page4" draw:style-name="dp1" draw:master-page-name="Default">
        <draw:frame draw:style-name="gr45" draw:text-style-name="P40" draw:layer="layout" svg:width="8.181cm" svg:height="3.962cm" draw:transform="rotate (-1.5707963267949) translate (18.209cm 6.134cm)">
          <draw:image xlink:href="Pictures/100002010000033D0000033DBB3ECB1074B64378.png" xlink:type="simple" xlink:show="embed" xlink:actuate="onLoad" loext:mime-type="image/png">
            <text:p/>
          </draw:image>
        </draw:frame>
        <draw:path draw:style-name="gr46" draw:text-style-name="P41" draw:layer="layout" svg:width="7.185cm" svg:height="7.174cm" svg:x="13.831cm" svg:y="6.801cm" svg:viewBox="0 0 7186 7175" svg:d="M132 1922c-96-224-174-475-106-719 70-250 108-511 254-741 157-247 430-344 699-360 343-20 464 395 762 402 272 7 463-274 698-402 220-120 529-199 699 148 121 246 158 538 360 720 325 295 590-230 698-466 209-456 554-16 699 170 161 207 135 660 508 613 254-32 356-387 656-338 477 78 772 521 889 910 94 313 271 572 233 910-27 231-9 465-22 699-22 371-36 752-169 1100-105 275-259 537-317 826-59 293-143 589-318 825-174 234-193 556-423 720-204 146-597 334-805 0-152-245-238-591-508-699-322-129-578 268-804 466-166 145-359 515-656 360-242-126-470-280-720-381-267-108-573 102-698 339-199 376-499-62-699-127-259-84-604-149-846 63h-85z">
          <text:p/>
        </draw:path>
        <draw:custom-shape draw:style-name="gr47" draw:text-style-name="P10" draw:layer="layout" svg:width="5.47cm" svg:height="5.47cm" svg:x="11.546cm" svg:y="7.739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5" draw:text-style-name="P13" draw:layer="layout" svg:x1="11.567cm" svg:y1="10.32cm" svg:x2="14.282cm" svg:y2="10.474cm">
          <text:p/>
        </draw:line>
        <draw:line draw:style-name="gr48" draw:text-style-name="P25" draw:layer="layout" svg:x1="17.013cm" svg:y1="10.629cm" svg:x2="17.013cm" svg:y2="9.311cm">
          <text:p/>
        </draw:line>
        <draw:connector draw:style-name="gr49" draw:text-style-name="P2" draw:layer="layout" draw:type="line" svg:x1="14.282cm" svg:y1="10.478cm" svg:x2="16.759cm" svg:y2="9.323cm" draw:end-shape="id1" draw:end-glue-point="3" svg:d="M14282 10478l2477-1155" svg:viewBox="0 0 2478 1156">
          <text:p/>
        </draw:connector>
        <draw:line draw:style-name="gr48" draw:text-style-name="P25" draw:layer="layout" svg:x1="17.013cm" svg:y1="9.32cm" svg:x2="17.013cm" svg:y2="8.002cm">
          <text:p/>
        </draw:line>
        <draw:line draw:style-name="gr36" draw:text-style-name="P26" xml:id="id1" draw:id="id1" draw:layer="layout" svg:x1="16.759cm" svg:y1="9.323cm" svg:x2="17.016cm" svg:y2="9.323cm">
          <text:p/>
        </draw:line>
        <draw:line draw:style-name="gr36" draw:text-style-name="P26" xml:id="id2" draw:id="id2" draw:layer="layout" svg:x1="15.477cm" svg:y1="8.013cm" svg:x2="17.014cm" svg:y2="8.013cm">
          <text:p/>
        </draw:line>
        <draw:connector draw:style-name="gr50" draw:text-style-name="P2" draw:layer="layout" draw:type="line" svg:x1="14.282cm" svg:y1="10.478cm" svg:x2="15.477cm" svg:y2="8.013cm" draw:end-shape="id2" draw:end-glue-point="3" svg:d="M14282 10478l1195-2465" svg:viewBox="0 0 1196 2466">
          <text:p/>
        </draw:connector>
        <draw:line draw:style-name="gr35" draw:text-style-name="P13" draw:layer="layout" svg:x1="14.293cm" svg:y1="10.475cm" svg:x2="17.008cm" svg:y2="10.629cm">
          <text:p/>
        </draw:line>
        <draw:line draw:style-name="gr48" draw:text-style-name="P25" draw:layer="layout" svg:x1="17.013cm" svg:y1="10.622cm" svg:x2="17.013cm" svg:y2="11.94cm">
          <text:p/>
        </draw:line>
        <draw:line draw:style-name="gr36" draw:text-style-name="P26" xml:id="id3" draw:id="id3" draw:layer="layout" svg:x1="16.59cm" svg:y1="11.933cm" svg:x2="17.014cm" svg:y2="11.933cm">
          <text:p/>
        </draw:line>
        <draw:connector draw:style-name="gr50" draw:text-style-name="P2" draw:layer="layout" draw:type="line" svg:x1="14.282cm" svg:y1="10.478cm" svg:x2="16.59cm" svg:y2="11.933cm" draw:end-shape="id3" svg:d="M14282 10478l2308 1455" svg:viewBox="0 0 2309 1456">
          <text:p/>
        </draw:connector>
        <draw:g>
          <draw:path draw:style-name="gr43" draw:text-style-name="P32" draw:layer="layout" svg:width="0.252cm" svg:height="0.391cm" svg:x="15.684cm" svg:y="7.361cm" svg:viewBox="0 0 253 392" svg:d="M87 377c21 0 38-8 52-23 16-15 28-36 39-66 13-38 17-68 12-91s-17-34-38-34c-19 0-36 8-52 24-16 17-29 39-39 68-13 36-17 65-12 88s18 34 38 34zM173 150l-5-5c-39-36-55-68-46-93 5-15 15-27 29-37 13-10 29-15 45-15 19 0 33 7 44 19 11 13 15 28 12 46h-11c-1-15-6-28-14-38-10-10-21-14-35-14-10 0-17 2-25 7-7 4-11 10-14 18-5 15 3 32 25 52 0 0 5 5 17 15 22 24 37 48 43 75 6 26 4 55-7 86-14 38-35 69-64 92-28 23-59 34-93 34-31 0-53-10-65-33-12-22-12-50 0-85 13-37 33-67 61-90 27-22 57-34 89-34 2 0 5 0 6 1 2 0 4 1 6 2 0 0 1-1 2-1 0-1 0-2 0-2z">
            <text:p/>
          </draw:path>
          <draw:path draw:style-name="gr43" draw:text-style-name="P33" draw:layer="layout" svg:width="0.233cm" svg:height="0.11cm" svg:x="15.997cm" svg:y="7.323cm" svg:viewBox="0 0 234 111" svg:d="M0 71c0-10 0-20 0-30 50 0 99 0 149 0-3-14-7-28-10-41 32 19 64 37 95 56-31 19-63 37-95 55 3-13 7-26 10-40-50 0-99 0-149 0z">
            <text:p/>
          </draw:path>
          <draw:path draw:style-name="gr43" draw:text-style-name="P34" draw:layer="layout" svg:width="0.224cm" svg:height="0.381cm" svg:x="15.989cm" svg:y="7.489cm" svg:viewBox="0 0 225 382" svg:d="M87 234c12 0 24-2 35-5 11-4 21-8 29-14l30-187c-17-5-34-7-51-7-16 0-31 6-44 20-14 13-24 31-31 54-8 24-11 48-11 75 0 21 3 37 11 47 7 12 18 17 32 17zM150 234c-14 11-27 19-41 26-14 5-27 9-39 9-22 0-40-8-52-24-12-15-18-38-18-68 0-34 6-64 18-92 12-26 29-48 50-63 22-15 46-22 73-22 12 0 26 1 43 3 17 3 30 6 41 9l-58 350 30 7-1 13h-73l17-104c3-16 6-30 10-44z">
            <text:p/>
          </draw:path>
          <draw:path draw:style-name="gr43" draw:text-style-name="P35" draw:layer="layout" svg:width="0.175cm" svg:height="0.015cm" svg:x="16.265cm" svg:y="7.758cm" svg:viewBox="0 0 176 16" svg:d="M0 16c0-5 0-11 0-16 58 0 117 0 176 0 0 5 0 11 0 16-59 0-118 0-176 0z">
            <text:p/>
          </draw:path>
          <draw:path draw:style-name="gr43" draw:text-style-name="P36" draw:layer="layout" svg:width="0.121cm" svg:height="0.22cm" svg:x="16.505cm" svg:y="7.64cm" svg:viewBox="0 0 122 221" svg:d="M122 221h-122v-24l27-28c18-17 31-30 40-41 8-11 14-22 18-33 3-11 5-24 5-38s-3-25-9-32c-5-8-16-12-29-12-4 0-10 1-15 3-6 1-11 4-15 6l-6 27h-9v-42c18-5 33-7 45-7 22 0 38 5 49 15s17 24 17 42c0 12-2 23-7 34-3 11-11 22-19 33-9 10-24 25-44 44-9 9-18 18-29 28h103z">
            <text:p/>
          </draw:path>
        </draw:g>
        <draw:g>
          <draw:path draw:style-name="gr43" draw:text-style-name="P32" draw:layer="layout" svg:width="0.252cm" svg:height="0.391cm" svg:x="17.142cm" svg:y="9.011cm" svg:viewBox="0 0 253 392" svg:d="M87 377c21 0 38-8 52-23 16-15 28-36 39-66 13-38 17-68 12-91s-17-34-38-34c-19 0-36 8-52 24-16 17-29 39-39 68-13 36-17 65-12 88s18 34 38 34zM173 150l-5-5c-39-36-55-68-46-93 5-15 15-27 29-37 13-10 29-15 45-15 19 0 33 7 44 19 11 13 15 28 12 46h-11c-1-15-6-28-14-38-10-10-21-14-35-14-10 0-17 2-25 7-7 4-11 10-14 18-5 15 3 32 25 52 0 0 5 5 17 15 22 24 37 48 43 75 6 26 4 55-7 86-14 38-35 69-64 92-28 23-59 34-93 34-31 0-53-10-65-33-12-22-12-50 0-85 13-37 33-67 61-90 27-22 57-34 89-34 2 0 5 0 6 1 2 0 4 1 6 2 0 0 1-1 2-1 0-1 0-2 0-2z">
            <text:p/>
          </draw:path>
          <draw:path draw:style-name="gr43" draw:text-style-name="P33" draw:layer="layout" svg:width="0.233cm" svg:height="0.11cm" svg:x="17.455cm" svg:y="8.972cm" svg:viewBox="0 0 234 111" svg:d="M0 71c0-10 0-20 0-30 50 0 99 0 149 0-3-14-7-28-10-41 32 19 64 37 95 56-31 19-63 37-95 55 3-13 7-26 10-40-50 0-99 0-149 0z">
            <text:p/>
          </draw:path>
          <draw:path draw:style-name="gr43" draw:text-style-name="P34" draw:layer="layout" svg:width="0.224cm" svg:height="0.381cm" svg:x="17.447cm" svg:y="9.138cm" svg:viewBox="0 0 225 382" svg:d="M87 234c12 0 24-2 35-5 11-4 21-8 29-14l30-187c-17-5-34-7-51-7-16 0-31 6-44 20-14 13-24 31-31 54-8 24-11 48-11 75 0 21 3 37 11 47 7 12 18 17 32 17zM150 234c-14 11-27 19-41 26-14 5-27 9-39 9-22 0-40-8-52-24-12-15-18-38-18-68 0-34 6-64 18-92 12-26 29-48 50-63 22-15 46-22 73-22 12 0 26 1 43 3 17 3 30 6 41 9l-58 350 30 7-1 13h-73l17-104c3-16 6-30 10-44z">
            <text:p/>
          </draw:path>
          <draw:path draw:style-name="gr43" draw:text-style-name="P35" draw:layer="layout" svg:width="0.175cm" svg:height="0.015cm" svg:x="17.723cm" svg:y="9.408cm" svg:viewBox="0 0 176 16" svg:d="M0 16c0-5 0-11 0-16 58 0 117 0 176 0 0 5 0 11 0 16-59 0-118 0-176 0z">
            <text:p/>
          </draw:path>
          <draw:path draw:style-name="gr43" draw:text-style-name="P36" draw:layer="layout" svg:width="0.106cm" svg:height="0.218cm" svg:x="17.976cm" svg:y="9.29cm" svg:viewBox="0 0 107 219" svg:d="M66 207c14 0 27 2 41 4 0 2 0 5 0 8-35 0-71 0-107 0 0-3 0-6 0-8 13-2 27-4 41-4 0-60 0-119 0-178-14 5-27 10-40 16 0-4 0-6 0-9 19-12 38-24 57-36 4 0 6 0 8 0 0 69 0 138 0 207z">
            <text:p/>
          </draw:path>
        </draw:g>
        <draw:g>
          <draw:path draw:style-name="gr43" draw:text-style-name="P32" draw:layer="layout" svg:width="0.252cm" svg:height="0.391cm" svg:x="16.551cm" svg:y="12.143cm" svg:viewBox="0 0 253 392" svg:d="M87 377c21 0 38-8 52-23 16-15 28-36 39-66 13-38 17-68 12-91s-17-34-38-34c-19 0-36 8-52 24-16 17-29 39-39 68-13 36-17 65-12 88s18 34 38 34zM173 150l-5-5c-39-36-55-68-46-93 5-15 15-27 29-37 13-10 29-15 45-15 19 0 33 7 44 19 11 13 15 28 12 46h-11c-1-15-6-28-14-38-10-10-21-14-35-14-10 0-17 2-25 7-7 4-11 10-14 18-5 15 3 32 25 52 0 0 5 5 17 15 22 24 37 48 43 75 6 26 4 55-7 86-14 38-35 69-64 92-28 23-59 34-93 34-31 0-53-10-65-33-12-22-12-50 0-85 13-37 33-67 61-90 27-22 57-34 89-34 2 0 5 0 6 1 2 0 4 1 6 2 0 0 1-1 2-1 0-1 0-2 0-2z">
            <text:p/>
          </draw:path>
          <draw:path draw:style-name="gr43" draw:text-style-name="P33" draw:layer="layout" svg:width="0.233cm" svg:height="0.11cm" svg:x="16.864cm" svg:y="12.105cm" svg:viewBox="0 0 234 111" svg:d="M0 71c0-10 0-20 0-30 50 0 99 0 149 0-3-14-7-28-10-41 32 19 64 37 95 56-31 19-63 37-95 55 3-13 7-26 10-40-50 0-99 0-149 0z">
            <text:p/>
          </draw:path>
          <draw:path draw:style-name="gr43" draw:text-style-name="P34" draw:layer="layout" svg:width="0.224cm" svg:height="0.381cm" svg:x="16.856cm" svg:y="12.27cm" svg:viewBox="0 0 225 382" svg:d="M87 234c12 0 24-2 35-5 11-4 21-8 29-14l30-187c-17-5-34-7-51-7-16 0-31 6-44 20-14 13-24 31-31 54-8 24-11 48-11 75 0 21 3 37 11 47 7 12 18 17 32 17zM150 234c-14 11-27 19-41 26-14 5-27 9-39 9-22 0-40-8-52-24-12-15-18-38-18-68 0-34 6-64 18-92 12-26 29-48 50-63 22-15 46-22 73-22 12 0 26 1 43 3 17 3 30 6 41 9l-58 350 30 7-1 13h-73l17-104c3-16 6-30 10-44z">
            <text:p/>
          </draw:path>
          <draw:path draw:style-name="gr43" draw:text-style-name="P36" draw:layer="layout" svg:width="0.106cm" svg:height="0.218cm" svg:x="17.151cm" svg:y="12.422cm" svg:viewBox="0 0 107 219" svg:d="M66 207c14 0 27 2 41 4 0 2 0 5 0 8-35 0-71 0-107 0 0-3 0-6 0-8 13-2 27-4 41-4 0-60 0-119 0-178-14 5-27 10-40 16 0-4 0-6 0-9 19-12 38-24 57-36 4 0 6 0 8 0 0 69 0 138 0 207z">
            <text:p/>
          </draw:path>
        </draw:g>
        <draw:g>
          <draw:path draw:style-name="gr43" draw:text-style-name="P32" draw:layer="layout" svg:width="0.247cm" svg:height="0.391cm" svg:x="17.572cm" svg:y="10.479cm" svg:viewBox="0 0 248 392" svg:d="M86 377c19 0 36-8 51-23s27-37 38-67c12-37 17-67 11-90-4-23-17-34-37-34-18 0-35 8-51 24-15 17-29 39-39 68-11 36-15 65-11 88 5 22 18 34 38 34zM169 150l-4-5c-39-36-54-68-46-93 6-15 15-27 29-37 13-10 28-15 45-15s32 7 42 19c10 13 15 28 13 46h-12c-1-15-5-29-14-38-8-10-20-14-34-14-10 0-17 2-24 7-7 4-11 10-14 18-5 15 3 32 25 52 0 0 5 5 16 15 23 24 37 48 43 75 5 26 3 55-8 86-13 38-33 69-62 91-28 24-58 35-91 35-31 0-53-11-64-33-12-22-12-50 0-85 13-37 32-67 60-90 27-22 56-34 86-34 3 0 5 0 7 1 2 0 4 1 6 1 0 1 1 0 1 0 1-1 1-2 0-2z">
            <text:p/>
          </draw:path>
          <draw:path draw:style-name="gr43" draw:text-style-name="P33" draw:layer="layout" svg:width="0.229cm" svg:height="0.11cm" svg:x="17.879cm" svg:y="10.441cm" svg:viewBox="0 0 230 111" svg:d="M0 70c0-9 0-19 0-29 48 0 97 0 146 0-3-14-7-28-10-41 31 19 63 37 94 56-31 19-63 37-94 55 3-13 7-26 10-41-49 0-98 0-146 0z">
            <text:p/>
          </draw:path>
          <draw:path draw:style-name="gr43" draw:text-style-name="P34" draw:layer="layout" svg:width="0.219cm" svg:height="0.381cm" svg:x="17.872cm" svg:y="10.607cm" svg:viewBox="0 0 220 382" svg:d="M85 234c12 0 23-2 34-6 12-3 21-8 29-13l29-187c-17-5-33-7-49-7-17 0-31 6-44 20-13 13-23 31-30 54-8 24-11 48-11 74 0 22 3 38 11 48 7 11 18 17 31 17zM146 234c-12 11-25 19-39 25s-27 10-38 10c-23 0-39-9-51-24s-18-38-18-68c0-34 5-64 17-92 12-26 28-48 50-63 21-15 44-22 72-22 11 0 25 1 41 3 17 3 30 6 40 9l-56 350 29 7-1 13h-71l16-104c3-16 6-31 9-44z">
            <text:p/>
          </draw:path>
          <draw:path draw:style-name="gr43" draw:text-style-name="P36" draw:layer="layout" svg:width="0.125cm" svg:height="0.223cm" svg:x="18.147cm" svg:y="10.757cm" svg:viewBox="0 0 126 224" svg:d="M126 111c0 75-21 113-64 113-20 0-36-10-46-29-11-19-16-47-16-84 0-36 5-64 16-83 10-19 26-28 47-28s37 9 48 28c10 19 15 47 15 83zM100 111c0-35-3-60-10-75-5-15-14-23-28-23-12 0-21 7-27 22-5 14-9 40-9 76 0 37 4 62 9 77 6 15 15 23 27 23 13 0 22-8 28-24 7-15 10-41 10-76z">
            <text:p/>
          </draw:path>
          <draw:path draw:style-name="gr43" draw:text-style-name="P33" draw:layer="layout" svg:width="0.29cm" svg:height="0.168cm" svg:x="18.368cm" svg:y="10.618cm" svg:viewBox="0 0 291 169" svg:d="M0 169c0-11 0-22 0-34 97 0 193 0 291 0 0 12 0 23 0 34-98 0-194 0-291 0zM0 35c0-12 0-23 0-35 97 0 193 0 291 0 0 12 0 23 0 35-98 0-194 0-291 0z">
            <text:p/>
          </draw:path>
          <draw:path draw:style-name="gr43" draw:text-style-name="P37" draw:layer="layout" svg:width="0.209cm" svg:height="0.376cm" svg:x="18.767cm" svg:y="10.498cm" svg:viewBox="0 0 210 377" svg:d="M210 187c0 126-35 190-106 190-35 0-60-16-78-49-17-32-26-79-26-141 0-60 9-107 26-139 18-32 44-48 80-48 34 0 60 16 78 47 18 33 26 79 26 140zM166 187c0-58-5-101-15-126-10-26-26-39-47-39s-36 12-46 36c-9 25-14 68-14 129 0 62 5 106 14 131 10 25 25 38 46 38s37-13 47-40 15-70 15-129z">
            <text:p/>
          </draw:path>
        </draw:g>
        <draw:g>
          <draw:path draw:style-name="gr44" draw:text-style-name="P38" draw:layer="layout" svg:width="0.321cm" svg:height="0.026cm" svg:x="17.146cm" svg:y="10.098cm" svg:viewBox="0 0 322 27" svg:d="M0 0c108 0 215 0 322 0 0 9 0 18 0 27-107 0-214 0-322 0 0-9 0-18 0-27z">
            <text:p/>
          </draw:path>
          <draw:path draw:style-name="gr44" draw:text-style-name="P38" draw:layer="layout" svg:width="0.255cm" svg:height="0.115cm" svg:x="17.622cm" svg:y="9.689cm" svg:viewBox="0 0 256 116" svg:d="M0 74c0-10 0-21 0-32 54 0 108 0 162 0-4-14-8-28-12-42 35 20 71 39 106 58-35 20-71 38-106 58 4-14 8-28 12-42-54 0-108 0-162 0z">
            <text:p/>
          </draw:path>
          <draw:path draw:style-name="gr44" draw:text-style-name="P39" draw:layer="layout" svg:width="0.363cm" svg:height="0.389cm" svg:x="17.569cm" svg:y="9.897cm" svg:viewBox="0 0 364 390" svg:d="M159 390c-51 0-89-14-117-41s-42-64-42-112 9-90 29-126c19-35 45-62 80-82s75-29 120-29c43 0 84 5 123 17-4 27-9 54-13 82-7 0-13 0-19 0 0-16 1-32 1-47-24-20-55-29-93-29-33 0-62 8-89 27-26 18-47 43-62 77-14 33-22 71-22 115 0 40 10 70 29 92 18 22 45 33 79 33 16 0 32-2 48-7 17-5 31-11 42-19 6-33 12-66 18-99-15-3-31-6-46-8 1-5 2-10 3-15 45 0 90 0 136 0-1 5-2 10-3 15-12 2-25 5-37 8-7 39-14 79-21 119-27 11-53 18-75 23-22 4-45 6-69 6z">
            <text:p/>
          </draw:path>
        </draw:g>
        <draw:g>
          <draw:path draw:style-name="gr44" draw:text-style-name="P38" draw:layer="layout" svg:width="0.234cm" svg:height="0.115cm" svg:x="17.351cm" svg:y="11.017cm" svg:viewBox="0 0 235 116" svg:d="M0 74c0-10 0-21 0-32 50 0 99 0 149 0-3-14-7-28-10-42 31 20 64 39 96 58-32 20-65 38-96 58 3-14 7-28 10-42-50 0-99 0-149 0z">
            <text:p/>
          </draw:path>
          <draw:path draw:style-name="gr44" draw:text-style-name="P39" draw:layer="layout" svg:width="0.334cm" svg:height="0.389cm" svg:x="17.303cm" svg:y="11.225cm" svg:viewBox="0 0 335 390" svg:d="M146 390c-46 0-82-14-107-41-26-27-39-64-39-112s9-90 26-126c18-35 43-62 75-82 31-20 69-29 110-29 39 0 76 5 113 17-4 27-9 54-13 82-6 0-11 0-17 0 0-16 0-32 1-47-22-20-50-29-86-29-29 0-56 8-80 27-25 18-44 43-58 77-14 33-20 71-20 115 0 40 9 70 26 92s42 33 72 33c15 0 30-2 45-7 16-5 28-11 39-19 6-33 11-66 16-99-14-3-28-6-42-8 1-5 1-10 2-15 42 0 84 0 126 0-1 5-2 10-3 15-11 2-23 5-35 8-6 39-12 79-18 119-26 11-49 18-69 23-21 4-42 6-64 6z">
            <text:p/>
          </draw:path>
        </draw:g>
        <draw:line draw:style-name="gr51" draw:text-style-name="P2" draw:layer="layout" svg:x1="14.312cm" svg:y1="10.532cm" svg:x2="15.589cm" svg:y2="12.853cm">
          <text:p/>
        </draw:line>
        <draw:g>
          <draw:path draw:style-name="gr52" draw:text-style-name="P42" draw:layer="layout" svg:width="0.279cm" svg:height="0.405cm" svg:x="14.805cm" svg:y="12.185cm" svg:viewBox="0 0 280 406" svg:d="M98 279c-1 8 2 14 7 21 6 6 13 8 23 8 14 0 29-7 42-21s24-34 32-57c8-26 11-45 8-60-3-16-12-26-26-32-1 1-2 1-4 2-12 5-21 8-26 8-4 0-6-1-7-4s-1-6 0-10c2-5 4-8 7-9 2-2 6-3 10-3s10 2 19 7l6 1c11-4 20-11 27-20 8-9 15-21 20-36 6-19 8-35 4-46-4-12-13-17-26-17-16 0-30 6-40 21-12 13-23 35-34 66l-105 308h-35l90-265c16-45 35-80 59-104 22-25 48-37 75-37 22 0 38 6 47 18 10 14 11 30 4 49-5 16-14 28-28 40-13 11-30 19-51 26l-2 1 2 1c23 6 38 17 46 33 8 13 8 32 0 54-9 28-25 51-46 69s-43 27-66 27c-15 0-26-4-33-11-8-8-10-16-8-28z">
            <text:p/>
          </draw:path>
        </draw:g>
        <draw:g>
          <draw:path draw:style-name="gr53" draw:text-style-name="P43" draw:layer="layout" svg:width="0.05cm" svg:height="0.057cm" draw:transform="skewX (-0.0169296937443449) rotate (-2.28585772133697) translate (15.4395884565518cm 11.9678216930972cm)" svg:viewBox="0 0 51 58" svg:d="M51 58c0-20 0-39 0-58-17 0-34 1-51 1 0 19 0 38 0 57 17 0 34 0 51 0z">
            <text:p/>
          </draw:path>
          <draw:path draw:style-name="gr53" draw:text-style-name="P43" draw:layer="layout" svg:width="0.051cm" svg:height="0.058cm" draw:transform="skewX (-0.0343829862642884) rotate (-2.28969744569136) translate (15.5373821660685cm 11.8517311297501cm)" svg:viewBox="0 0 52 59" svg:d="M51 58c1-20 1-39 1-58-17 0-34 1-51 1 0 19-1 38-1 58 17-1 34-1 51-1z">
            <text:p/>
          </draw:path>
          <draw:path draw:style-name="gr53" draw:text-style-name="P43" draw:layer="layout" svg:width="0.05cm" svg:height="0.057cm" draw:transform="rotate (-2.27311681779742) translate (15.6333000225868cm 11.7361938520538cm)" svg:viewBox="0 0 51 58" svg:d="M51 58c0-20 0-39 0-58-17 0-34 0-51 0 0 19 0 39 0 58 17 0 34 0 51 0z">
            <text:p/>
          </draw:path>
        </draw:g>
        <draw:g>
          <draw:path draw:style-name="gr26" draw:text-style-name="P7" draw:layer="layout" svg:width="0.213cm" svg:height="0.111cm" svg:x="12.89cm" svg:y="9.524cm" svg:viewBox="0 0 214 112" svg:d="M0 72c0-11 0-21 0-31 45 0 90 0 135 0-3-14-6-27-9-41 29 19 58 37 88 57-30 18-59 37-88 55 3-13 6-27 9-40-45 0-90 0-135 0z">
            <text:p/>
          </draw:path>
          <draw:path draw:style-name="gr26" draw:text-style-name="P22" draw:layer="layout" svg:width="0.199cm" svg:height="0.39cm" svg:x="12.905cm" svg:y="9.708cm" svg:viewBox="0 0 200 391" svg:d="M54 19c-10-2-20-5-30-7 1-4 1-8 2-12 23 0 46 0 69 0-13 89-26 177-39 267 32-39 65-77 97-115-7-3-14-5-21-7 0-5 1-9 2-13 22 0 44 0 66 0 0 4-1 8-2 13-6 2-12 4-18 6-23 26-45 51-67 77 19 48 37 96 56 144 7 2 14 4 22 6-1 4-1 9-2 13-18 0-36 0-54 0-16-44-33-88-50-132-11 13-22 26-33 38-5 32-9 63-15 94-12 0-25 0-37 0 18-124 36-248 54-372z">
            <text:p/>
          </draw:path>
          <draw:path draw:style-name="gr26" draw:text-style-name="P23" draw:layer="layout" svg:width="0.049cm" svg:height="0.221cm" svg:x="13.144cm" svg:y="10.013cm" svg:viewBox="0 0 50 222" svg:d="M23 211c7 1 13 2 20 4 0 2-1 5-1 7-14 0-28 0-42 0 6-47 13-95 20-142-6-2-11-3-17-4 1-3 1-5 1-8 13 0 26 0 39 0-7 48-14 95-20 143zM50 18c0 4-1 9-4 12-2 4-6 5-10 5-3 0-7-1-9-5-3-3-4-8-4-12 0-5 1-9 4-13 2-3 6-5 9-5 4 0 8 2 10 5 3 4 4 8 4 13z">
            <text:p/>
          </draw:path>
          <draw:path draw:style-name="gr26" draw:text-style-name="P23" draw:layer="layout" svg:width="0.116cm" svg:height="0.156cm" svg:x="13.256cm" svg:y="10.076cm" svg:viewBox="0 0 117 157" svg:d="M92 35c0-4-1-8-3-11-2-4-6-5-11-5-6 0-13 3-21 10s-15 15-20 26c-5 34-9 68-15 102-7 0-14 0-22 0 7-47 14-94 20-141-5-2-10-3-15-4 0-3 0-6 1-8 12 0 25 0 37 0-1 10-2 21-3 31 7-11 15-20 23-26s16-9 24-9c9 0 16 3 21 9 4 6 7 14 7 26 0 1-1 3-1 7 0 3-5 38-14 105 5 1 11 2 17 4 0 2 0 4-1 6-14 0-27 0-40 0 4-31 8-63 13-94 2-14 3-23 3-28z">
            <text:p/>
          </draw:path>
        </draw:g>
        <draw:line draw:style-name="gr32" draw:text-style-name="P2" draw:layer="layout" svg:x1="14.286cm" svg:y1="6.184cm" svg:x2="14.286cm" svg:y2="15.139cm">
          <text:p/>
        </draw:line>
        <draw:line draw:style-name="gr32" draw:text-style-name="P2" draw:layer="layout" svg:x1="14.279cm" svg:y1="6.199cm" svg:x2="19.046cm" svg:y2="6.199cm">
          <text:p/>
        </draw:line>
        <draw:g>
          <draw:path draw:style-name="gr26" draw:text-style-name="P7" draw:layer="layout" svg:width="0.237cm" svg:height="0.111cm" svg:x="16.043cm" svg:y="9.756cm" svg:viewBox="0 0 238 112" svg:d="M0 72c0-11 0-21 0-32 51 0 101 0 151 0-4-13-7-27-11-40 33 18 66 38 98 56-32 19-65 38-98 56 4-14 7-27 11-40-50 0-100 0-151 0z">
            <text:p/>
          </draw:path>
          <draw:path draw:style-name="gr26" draw:text-style-name="P22" draw:layer="layout" svg:width="0.221cm" svg:height="0.388cm" svg:x="16.059cm" svg:y="9.939cm" svg:viewBox="0 0 222 389" svg:d="M61 19c-11-2-23-4-35-7 1-4 2-8 3-12 26 0 51 0 77 0-15 88-29 177-43 265 36-38 71-76 108-113-8-3-17-6-25-8 1-4 2-9 3-12 25 0 49 0 73 0 0 3-1 8-2 12-6 2-13 4-20 6-25 26-50 51-75 77 21 48 41 96 62 144 9 2 17 5 25 7-1 3-2 8-2 11-20 0-40 0-60 0-18-43-37-87-55-131-12 13-25 25-38 38-4 32-10 63-15 93-13 0-28 0-42 0 21-123 41-246 61-370z">
            <text:p/>
          </draw:path>
          <draw:path draw:style-name="gr26" draw:text-style-name="P30" draw:layer="layout" svg:width="0.129cm" svg:height="0.224cm" svg:x="16.319cm" svg:y="10.242cm" svg:viewBox="0 0 130 225" svg:d="M130 112c0 75-22 113-65 113-22 0-38-10-49-29-10-19-16-47-16-84 0-36 6-64 16-83 11-19 27-29 49-29s37 10 49 29c10 18 16 46 16 83zM102 112c0-36-2-61-8-76-7-16-16-23-29-23-14 0-23 7-29 22-5 14-8 40-8 77s3 62 8 77c7 16 16 23 29 23 12 0 22-8 29-23 6-17 8-41 8-77z">
            <text:p/>
          </draw:path>
        </draw:g>
        <draw:g>
          <draw:path draw:style-name="gr26" draw:text-style-name="P7" draw:layer="layout" svg:width="0.233cm" svg:height="0.111cm" svg:x="15.982cm" svg:y="10.883cm" svg:viewBox="0 0 234 112" svg:d="M0 72c0-11 0-21 0-31 50 0 99 0 149 0-3-14-7-28-11-41 33 18 65 38 96 56-31 19-63 38-96 56 4-13 8-27 11-40-50 0-99 0-149 0z">
            <text:p/>
          </draw:path>
          <draw:path draw:style-name="gr26" draw:text-style-name="P22" draw:layer="layout" svg:width="0.219cm" svg:height="0.39cm" svg:x="15.998cm" svg:y="11.067cm" svg:viewBox="0 0 220 391" svg:d="M60 19c-11-2-22-4-34-7 0-4 1-8 2-12 26 0 51 0 77 0-15 89-29 178-44 266 36-38 72-76 108-114-8-2-17-5-24-7 1-4 1-9 2-12 24 0 48 0 73 0-1 3-1 8-2 12-7 2-14 4-20 6-25 26-50 52-74 77 20 49 41 96 61 144 8 3 17 5 24 7-1 4-1 8-2 12-19 0-39 0-59 0-18-43-36-88-54-131-12 12-25 25-37 38-5 31-10 62-16 93-13 0-27 0-41 0 20-123 40-248 60-372z">
            <text:p/>
          </draw:path>
          <draw:path draw:style-name="gr26" draw:text-style-name="P30" draw:layer="layout" svg:width="0.106cm" svg:height="0.22cm" svg:x="16.269cm" svg:y="11.373cm" svg:viewBox="0 0 107 221" svg:d="M67 208c13 2 27 3 40 5 0 2 0 5 0 8-35 0-71 0-107 0 0-3 0-6 0-8 13-2 27-3 40-5 0-59 0-119 0-179-13 6-26 11-39 16 0-3 0-6 0-9 19-11 38-24 58-36 2 0 4 0 8 0 0 70 0 139 0 208z">
            <text:p/>
          </draw:path>
        </draw:g>
        <draw:g>
          <draw:path draw:style-name="gr26" draw:text-style-name="P7" draw:layer="layout" svg:width="0.238cm" svg:height="0.112cm" svg:x="14.394cm" svg:y="7.904cm" svg:viewBox="0 0 239 113" svg:d="M0 72c0-11 0-21 0-31 51 0 101 0 152 0-4-14-7-28-11-41 33 18 66 38 98 56-32 19-65 38-98 57 4-14 7-28 11-41-51 0-101 0-152 0z">
            <text:p/>
          </draw:path>
          <draw:path draw:style-name="gr26" draw:text-style-name="P22" draw:layer="layout" svg:width="0.223cm" svg:height="0.39cm" svg:x="14.41cm" svg:y="8.088cm" svg:viewBox="0 0 224 391" svg:d="M61 19c-11-2-23-4-35-7 1-4 2-8 2-12 27 0 53 0 79 0-15 89-30 178-44 266 36-37 73-76 109-114-8-2-16-4-24-7 0-4 1-9 2-12 25 0 49 0 74 0-1 3-1 8-2 12-7 3-14 4-21 6-25 26-50 52-75 78 21 48 42 96 62 144 9 2 18 4 25 7 0 3-1 8-2 11-20 0-40 0-60 0-18-43-37-88-55-131-12 13-25 25-38 38-5 31-10 63-16 93-14 0-28 0-42 0 21-123 40-248 61-372z">
            <text:p/>
          </draw:path>
          <draw:path draw:style-name="gr26" draw:text-style-name="P31" draw:layer="layout" svg:width="0.178cm" svg:height="0.015cm" svg:x="14.695cm" svg:y="8.512cm" svg:viewBox="0 0 179 16" svg:d="M0 0c60 0 119 0 179 0 0 5 0 10 0 16-60 0-119 0-179 0 0-6 0-11 0-16z">
            <text:p/>
          </draw:path>
          <draw:path draw:style-name="gr26" draw:text-style-name="P30" draw:layer="layout" svg:width="0.123cm" svg:height="0.222cm" svg:x="14.938cm" svg:y="8.392cm" svg:viewBox="0 0 124 223" svg:d="M124 223c-41 0-83 0-124 0 0-9 0-17 0-25 9-9 18-18 28-27 19-17 31-31 39-43 9-10 16-21 19-32 4-11 5-24 5-39 0-14-3-24-8-32-6-7-16-11-30-11-4 0-10 1-16 2-5 2-11 4-15 6-2 9-4 19-5 28-4 0-7 0-10 0 0-14 0-29 0-42 18-6 33-8 46-8 23 0 39 5 50 15 12 10 18 24 18 42 0 13-3 24-8 35-4 11-10 22-19 33-10 10-25 25-45 45-10 8-19 17-29 27 35 0 69 0 104 0 0 9 0 17 0 26z">
            <text:p/>
          </draw:path>
        </draw:g>
        <draw:g>
          <draw:path draw:style-name="gr26" draw:text-style-name="P7" draw:layer="layout" svg:width="0.214cm" svg:height="0.112cm" svg:x="15.564cm" svg:y="8.725cm" svg:viewBox="0 0 215 113" svg:d="M0 72c0-11 0-21 0-31 45 0 91 0 136 0-3-14-6-27-9-41 30 19 59 38 88 57-29 18-58 37-88 56 3-14 6-28 9-41-45 0-91 0-136 0z">
            <text:p/>
          </draw:path>
          <draw:path draw:style-name="gr26" draw:text-style-name="P22" draw:layer="layout" svg:width="0.201cm" svg:height="0.39cm" svg:x="15.579cm" svg:y="8.909cm" svg:viewBox="0 0 202 391" svg:d="M55 19c-10-2-21-5-31-7 1-4 1-8 2-12 23 0 46 0 70 0-13 89-27 178-39 266 32-37 64-75 98-114-8-2-15-4-22-7 1-4 1-8 2-12 22 0 44 0 67 0-1 4-2 8-2 12-6 2-12 4-19 6-22 26-45 52-67 78 18 48 37 96 55 144 8 2 16 4 23 6 0 4-1 8-2 12-18 0-36 0-54 0-17-43-33-88-50-131-11 13-23 25-34 38-5 31-9 63-14 93-12 0-25 0-38 0 18-123 36-248 55-372z">
            <text:p/>
          </draw:path>
          <draw:path draw:style-name="gr26" draw:text-style-name="P31" draw:layer="layout" svg:width="0.16cm" svg:height="0.015cm" svg:x="15.835cm" svg:y="9.334cm" svg:viewBox="0 0 161 16" svg:d="M0 0c54 0 107 0 161 0 0 5 0 10 0 16-54 0-107 0-161 0 0-6 0-11 0-16z">
            <text:p/>
          </draw:path>
          <draw:path draw:style-name="gr26" draw:text-style-name="P30" draw:layer="layout" svg:width="0.097cm" svg:height="0.22cm" svg:x="16.066cm" svg:y="9.215cm" svg:viewBox="0 0 98 221" svg:d="M61 208c13 2 25 3 37 4 0 4 0 7 0 9-33 0-66 0-98 0 0-2 0-5 0-9 12-1 25-2 37-4 0-59 0-119 0-179-12 5-24 11-36 16 0-3 0-6 0-9 17-12 35-24 53-36 2 0 5 0 7 0 0 70 0 139 0 208z">
            <text:p/>
          </draw:path>
        </draw:g>
        <draw:frame draw:style-name="gr54" draw:text-style-name="P44" draw:layer="layout" svg:width="0.68cm" svg:height="0.645cm" svg:x="18.501cm" svg:y="5.322cm">
          <draw:text-box>
            <text:p><text:span text:style-name="T9">z</text:span></text:p>
          </draw:text-box>
        </draw:frame>
        <draw:frame draw:style-name="gr54" draw:text-style-name="P44" draw:layer="layout" svg:width="0.68cm" svg:height="0.645cm" svg:x="13.501cm" svg:y="14.523cm">
          <draw:text-box>
            <text:p><text:span text:style-name="T9">x</text:span></text:p>
          </draw:text-box>
        </draw:frame>
        <draw:line draw:style-name="gr21" draw:text-style-name="P2" draw:layer="layout" svg:x1="11.208cm" svg:y1="10.488cm" svg:x2="14.293cm" svg:y2="10.488cm">
          <text:p/>
        </draw:line>
        <draw:g>
          <draw:path draw:style-name="gr8" draw:text-style-name="P19" draw:layer="layout" svg:width="0.239cm" svg:height="0.284cm" svg:x="11.738cm" svg:y="10.545cm" svg:viewBox="0 0 240 285" svg:d="M176 139c-37 0-74 0-112 0 0 3-2 8-4 11-19 46-28 80-27 98 1 19 11 28 31 28 21 0 39-9 55-28 16-18 35-54 57-109zM70 125c38 0 75 0 112 0 1-2 2-4 4-8 1-3 2-6 3-7 15-35 21-61 19-77-3-17-13-25-32-25-20 0-37 9-55 28-16 19-33 49-51 89zM180 0c31 0 50 12 57 36 7 23 2 57-16 102-21 48-44 84-71 110-28 24-56 37-88 37-33 0-52-7-56-24-4-15-7-28-6-38s2-19 4-28c3-9 5-17 7-24s5-13 6-17c0-1 1-2 1-3 1-1 1-2 2-4s1-4 3-6c18-45 41-80 69-104 28-25 56-37 88-37z">
            <text:p/>
          </draw:path>
        </draw:g>
        <draw:ellipse draw:style-name="gr28" draw:text-style-name="P14" draw:layer="layout" svg:width="0.605cm" svg:height="0.603cm" svg:x="11.754cm" svg:y="10.188cm" draw:kind="arc" draw:start-angle="152.16" draw:end-angle="179.64">
          <text:p/>
        </draw:ellipse>
      </draw:page>
      <draw:page draw:name="page5" draw:style-name="dp1" draw:master-page-name="Default">
        <draw:line draw:style-name="gr55" draw:text-style-name="P2" draw:layer="layout" svg:x1="30.611cm" svg:y1="10.673cm" svg:x2="30.354cm" svg:y2="10.091cm">
          <text:p/>
        </draw:line>
        <draw:connector draw:style-name="gr56" draw:text-style-name="P2" draw:layer="layout" draw:type="line" svg:x1="9.569cm" svg:y1="10.129cm" svg:x2="30.397cm" svg:y2="10.143cm" svg:d="M9569 10129l20828 14" svg:viewBox="0 0 20829 15">
          <text:p/>
        </draw:connector>
        <draw:g>
          <draw:rect draw:style-name="gr57" draw:text-style-name="P45" draw:layer="layout" svg:width="9.634cm" svg:height="1.406cm" svg:x="10.089cm" svg:y="9.444cm">
            <text:p/>
          </draw:rect>
          <draw:rect draw:style-name="gr58" draw:text-style-name="P46" draw:layer="layout" svg:width="9.634cm" svg:height="1.406cm" svg:x="10.089cm" svg:y="9.444cm">
            <text:p/>
          </draw:rect>
        </draw:g>
        <draw:g>
          <draw:rect draw:style-name="gr57" draw:text-style-name="P45" draw:layer="layout" svg:width="7.138cm" svg:height="1.406cm" svg:x="21.447cm" svg:y="9.433cm">
            <text:p/>
          </draw:rect>
          <draw:rect draw:style-name="gr58" draw:text-style-name="P46" draw:layer="layout" svg:width="7.138cm" svg:height="1.406cm" svg:x="21.447cm" svg:y="9.433cm">
            <text:p/>
          </draw:rect>
        </draw:g>
        <draw:custom-shape draw:style-name="gr59" draw:text-style-name="P47" draw:layer="layout" svg:width="0.068cm" svg:height="1.444cm" draw:transform="skewX (-0.632856386773144) rotate (0.398633201155505) translate (29.63cm 9.7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60" draw:text-style-name="P5" draw:layer="layout" svg:width="0.172cm" svg:height="1.05cm" svg:x="28.971cm" svg:y="10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" draw:layer="layout" svg:width="0.172cm" svg:height="1.05cm" svg:x="28.971cm" svg:y="8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60" draw:text-style-name="P5" draw:layer="layout" svg:width="0.171cm" svg:height="1.05cm" svg:x="20.944cm" svg:y="10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" draw:layer="layout" svg:width="0.171cm" svg:height="1.05cm" svg:x="20.944cm" svg:y="8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1" draw:text-style-name="P48" xml:id="id9" draw:id="id9" draw:layer="layout" svg:width="1.142cm" svg:height="1.554cm" svg:x="9.287cm" svg:y="9.379cm" draw:kind="cut" draw:start-angle="88.96" draw:end-angle="271.12">
          <text:p/>
        </draw:ellipse>
        <draw:connector draw:style-name="gr62" draw:text-style-name="P2" draw:layer="layout" draw:type="line" svg:x1="9.883cm" svg:y1="8.524cm" svg:x2="20.187cm" svg:y2="8.592cm" svg:d="M9883 8524l10304 68" svg:viewBox="0 0 10305 69">
          <text:p/>
        </draw:connector>
        <draw:connector draw:style-name="gr62" draw:text-style-name="P2" draw:layer="layout" draw:type="line" svg:x1="21cm" svg:y1="8.592cm" svg:x2="29.1cm" svg:y2="8.592cm" svg:d="M21000 8592h8100" svg:viewBox="0 0 8101 1">
          <text:p/>
        </draw:connector>
        <draw:connector draw:style-name="gr62" draw:text-style-name="P2" draw:layer="layout" draw:type="line" svg:x1="20.186cm" svg:y1="8.592cm" svg:x2="21.012cm" svg:y2="8.592cm" svg:d="M20186 8592h826" svg:viewBox="0 0 827 1">
          <text:p/>
        </draw:connector>
        <draw:connector draw:style-name="gr62" draw:text-style-name="P2" draw:layer="layout" draw:type="line" svg:x1="29.082cm" svg:y1="8.592cm" svg:x2="30.404cm" svg:y2="8.592cm" svg:d="M29082 8592h1322" svg:viewBox="0 0 1323 1">
          <text:p/>
        </draw:connector>
        <draw:connector draw:style-name="gr63" draw:text-style-name="P2" draw:layer="layout" svg:x1="21.029cm" svg:y1="11.29cm" svg:x2="23.428cm" svg:y2="13.224cm" draw:start-shape="id4" draw:start-glue-point="2" draw:end-shape="id5" draw:end-glue-point="3" svg:d="M21029 11290v1934h2399" svg:viewBox="0 0 2400 1935">
          <text:p/>
        </draw:connector>
        <draw:connector draw:style-name="gr63" draw:text-style-name="P2" draw:layer="layout" svg:x1="29.057cm" svg:y1="11.29cm" svg:x2="26.605cm" svg:y2="13.224cm" draw:start-shape="id6" draw:start-glue-point="2" draw:end-shape="id5" draw:end-glue-point="1" svg:d="M29057 11290v1934h-2452" svg:viewBox="0 0 2453 1935">
          <text:p/>
        </draw:connector>
        <draw:connector draw:style-name="gr63" draw:text-style-name="P2" draw:layer="layout" draw:line-skew="0.417cm" svg:x1="20.199cm" svg:y1="10.636cm" svg:x2="3.907cm" svg:y2="12.28cm" draw:start-shape="id7" draw:start-glue-point="1" draw:end-shape="id8" draw:end-glue-point="2" svg:d="M20199 10636v2588h-16292v-944" svg:viewBox="0 0 16293 2589">
          <text:p/>
        </draw:connector>
        <draw:connector draw:style-name="gr62" draw:text-style-name="P2" draw:layer="layout" draw:type="line" svg:x1="10.089cm" svg:y1="11.211cm" svg:x2="19.723cm" svg:y2="11.211cm" svg:d="M10089 11211h9634" svg:viewBox="0 0 9635 1">
          <text:p/>
        </draw:connector>
        <draw:connector draw:style-name="gr62" draw:text-style-name="P2" draw:layer="layout" draw:type="line" svg:x1="21.447cm" svg:y1="11.211cm" svg:x2="28.508cm" svg:y2="11.211cm" svg:d="M21447 11211h7061" svg:viewBox="0 0 7062 1">
          <text:p/>
        </draw:connector>
        <draw:g>
          <draw:frame draw:style-name="gr64" draw:text-style-name="P10" xml:id="id7" draw:id="id7" draw:layer="layout" svg:width="0.999cm" svg:height="0.102cm" draw:transform="rotate (-1.5707963267949) translate (20.25cm 9.637cm)">
            <draw:image xlink:href="Pictures/100002010000033D0000033DBB3ECB1074B64378.png" xlink:type="simple" xlink:show="embed" xlink:actuate="onLoad" loext:mime-type="image/png">
              <text:p/>
            </draw:image>
          </draw:frame>
          <draw:g>
            <draw:custom-shape draw:style-name="gr65" draw:text-style-name="P5" draw:layer="layout" svg:width="0.051cm" svg:height="0.644cm" svg:x="20.251cm" svg:y="9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5" draw:layer="layout" svg:width="0.051cm" svg:height="0.645cm" svg:x="20.251cm" svg:y="10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67" draw:text-style-name="P10" xml:id="id8" draw:id="id8" draw:layer="layout" svg:width="7.366cm" svg:height="4.318cm" svg:x="0.224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2" draw:layer="layout" svg:x1="31.767cm" svg:y1="13.141cm" svg:x2="30.618cm" svg:y2="10.681cm">
          <text:p/>
        </draw:line>
        <draw:frame draw:style-name="gr69" draw:text-style-name="P50" xml:id="id5" draw:id="id5" draw:layer="layout" svg:width="3.177cm" svg:height="1.673cm" svg:x="23.428cm" svg:y="12.388cm">
          <draw:text-box>
            <text:p text:style-name="P49"><text:span text:style-name="T10">1x1 mm²</text:span></text:p>
            <text:p text:style-name="P49"><text:span text:style-name="T10">apertures</text:span></text:p>
          </draw:text-box>
        </draw:frame>
        <draw:frame draw:style-name="gr70" draw:text-style-name="P52" draw:layer="layout" svg:width="3.842cm" svg:height="0.962cm" svg:x="23.095cm" svg:y="9.599cm">
          <draw:text-box>
            <text:p text:style-name="P51"><text:span text:style-name="T11">H</text:span><text:span text:style-name="T11">e</text:span><text:span text:style-name="T11">l</text:span><text:span text:style-name="T11">i</text:span><text:span text:style-name="T11">u</text:span><text:span text:style-name="T11">m</text:span><text:span text:style-name="T11"> </text:span><text:span text:style-name="T11">p</text:span><text:span text:style-name="T11">i</text:span><text:span text:style-name="T11">p</text:span><text:span text:style-name="T11">e</text:span></text:p>
          </draw:text-box>
        </draw:frame>
        <draw:frame draw:style-name="gr70" draw:text-style-name="P52" draw:layer="layout" svg:width="3.842cm" svg:height="0.962cm" svg:x="12.985cm" svg:y="9.599cm">
          <draw:text-box>
            <text:p text:style-name="P51"><text:span text:style-name="T11">H</text:span><text:span text:style-name="T11">e</text:span><text:span text:style-name="T11">l</text:span><text:span text:style-name="T11">i</text:span><text:span text:style-name="T11">u</text:span><text:span text:style-name="T11">m</text:span><text:span text:style-name="T11"> </text:span><text:span text:style-name="T11">p</text:span><text:span text:style-name="T11">i</text:span><text:span text:style-name="T11">p</text:span><text:span text:style-name="T11">e</text:span></text:p>
          </draw:text-box>
        </draw:frame>
        <draw:frame draw:style-name="gr71" draw:text-style-name="P52" draw:layer="layout" svg:width="2.581cm" svg:height="0.962cm" svg:x="13.616cm" svg:y="7.476cm">
          <draw:text-box>
            <text:p text:style-name="P51"><text:span text:style-name="T10">1</text:span><text:span text:style-name="T10">9</text:span><text:span text:style-name="T10">0</text:span><text:span text:style-name="T10"> </text:span><text:span text:style-name="T10">c</text:span><text:span text:style-name="T10">m</text:span></text:p>
          </draw:text-box>
        </draw:frame>
        <draw:frame draw:style-name="gr72" draw:text-style-name="P53" draw:layer="layout" svg:width="2.229cm" svg:height="0.963cm" svg:x="19.96cm" svg:y="7.476cm">
          <draw:text-box>
            <text:p><text:span text:style-name="T10">1</text:span><text:span text:style-name="T10">5</text:span><text:span text:style-name="T10"> </text:span><text:span text:style-name="T10">c</text:span><text:span text:style-name="T10">m</text:span></text:p>
          </draw:text-box>
        </draw:frame>
        <draw:frame draw:style-name="gr72" draw:text-style-name="P53" draw:layer="layout" svg:width="2.581cm" svg:height="0.963cm" svg:x="23.76cm" svg:y="7.476cm">
          <draw:text-box>
            <text:p><text:span text:style-name="T10">1</text:span><text:span text:style-name="T10">4</text:span><text:span text:style-name="T10">6</text:span><text:span text:style-name="T10"> </text:span><text:span text:style-name="T10">c</text:span><text:span text:style-name="T10">m</text:span></text:p>
          </draw:text-box>
        </draw:frame>
        <draw:frame draw:style-name="gr72" draw:text-style-name="P53" draw:layer="layout" svg:width="2.229cm" svg:height="0.963cm" svg:x="28.579cm" svg:y="7.476cm">
          <draw:text-box>
            <text:p><text:span text:style-name="T10">1</text:span><text:span text:style-name="T10">8</text:span><text:span text:style-name="T10"> </text:span><text:span text:style-name="T10">c</text:span><text:span text:style-name="T10">m</text:span></text:p>
          </draw:text-box>
        </draw:frame>
        <draw:frame draw:style-name="gr72" draw:text-style-name="P53" draw:layer="layout" svg:width="2.581cm" svg:height="0.963cm" svg:x="13.616cm" svg:y="11.212cm">
          <draw:text-box>
            <text:p><text:span text:style-name="T10">1</text:span><text:span text:style-name="T10">7</text:span><text:span text:style-name="T10">5</text:span><text:span text:style-name="T10"> </text:span><text:span text:style-name="T10">c</text:span><text:span text:style-name="T10">m</text:span></text:p>
          </draw:text-box>
        </draw:frame>
        <draw:frame draw:style-name="gr72" draw:text-style-name="P53" draw:layer="layout" svg:width="2.581cm" svg:height="0.963cm" svg:x="23.687cm" svg:y="11.212cm">
          <draw:text-box>
            <text:p><text:span text:style-name="T10">1</text:span><text:span text:style-name="T10">3</text:span><text:span text:style-name="T10">0</text:span><text:span text:style-name="T10"> </text:span><text:span text:style-name="T10">c</text:span><text:span text:style-name="T10">m</text:span></text:p>
          </draw:text-box>
        </draw:frame>
        <draw:frame draw:style-name="gr73" draw:text-style-name="P55" draw:layer="layout" svg:width="2.754cm" svg:height="1.724cm" draw:transform="rotate (-1.13446401379632) translate (31.475cm 10.508cm)">
          <draw:text-box>
            <text:p text:style-name="P54"><text:span text:style-name="T12">N</text:span><text:span text:style-name="T12">e</text:span><text:span text:style-name="T12">u</text:span><text:span text:style-name="T12">t</text:span><text:span text:style-name="T12">r</text:span><text:span text:style-name="T12">o</text:span><text:span text:style-name="T12">n</text:span></text:p>
            <text:p text:style-name="P54"><text:span text:style-name="T12">b</text:span><text:span text:style-name="T12">e</text:span><text:span text:style-name="T12">a</text:span><text:span text:style-name="T12">m</text:span></text:p>
          </draw:text-box>
        </draw:frame>
        <draw:frame draw:style-name="gr72" draw:text-style-name="P53" draw:layer="layout" svg:width="2.157cm" svg:height="0.963cm" draw:transform="rotate (-0.540353936417445) translate (29.87cm 8.918cm)">
          <draw:text-box>
            <text:p><text:span text:style-name="T12">M</text:span><text:span text:style-name="T12">i</text:span><text:span text:style-name="T12">r</text:span><text:span text:style-name="T12">r</text:span><text:span text:style-name="T12">o</text:span><text:span text:style-name="T12">r</text:span></text:p>
          </draw:text-box>
        </draw:frame>
        <draw:connector draw:style-name="gr74" draw:text-style-name="P2" draw:layer="layout" draw:type="curve" draw:line-skew="0.292cm" svg:x1="9.287cm" svg:y1="10.156cm" svg:x2="8.941cm" svg:y2="8.7cm" draw:start-shape="id9" draw:start-glue-point="3" svg:d="M9287 10156c-313 0-141-1456-346-1456" svg:viewBox="0 0 347 1457">
          <text:p/>
        </draw:connector>
        <draw:line draw:style-name="gr68" draw:text-style-name="P2" draw:layer="layout" svg:x1="29.701cm" svg:y1="10.14cm" svg:x2="29.39cm" svg:y2="10.14cm">
          <text:p/>
        </draw:line>
        <draw:g>
          <draw:frame draw:style-name="gr64" draw:text-style-name="P10" xml:id="id14" draw:id="id14" draw:layer="layout" svg:width="3.562cm" svg:height="0.289cm" draw:transform="rotate (-1.5707963267949) translate (3.404cm 8.35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75" draw:text-style-name="P5" xml:id="id11" draw:id="id11" draw:layer="layout" svg:width="0.144cm" svg:height="0.785cm" svg:x="3.403cm" svg:y="7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5" xml:id="id12" draw:id="id12" draw:layer="layout" svg:width="0.144cm" svg:height="0.785cm" svg:x="3.403cm" svg:y="11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6" draw:text-style-name="P2" draw:layer="layout" draw:type="line" svg:x1="4.073cm" svg:y1="10.131cm" svg:x2="3.475cm" svg:y2="8.759cm" draw:start-shape="id10" draw:start-glue-point="3" draw:end-shape="id11" draw:end-glue-point="2" svg:d="M4073 10131l-598-1372" svg:viewBox="0 0 599 1373">
            <text:p/>
          </draw:connector>
          <draw:frame draw:style-name="gr77" draw:text-style-name="P56" xml:id="id13" draw:id="id13" draw:layer="layout" svg:width="2.648cm" svg:height="0.962cm" svg:x="0.368cm" svg:y="8.029cm">
            <draw:text-box>
              <text:p><text:span text:style-name="T12">Samp</text:span><text:span text:style-name="T12">le</text:span></text:p>
            </draw:text-box>
          </draw:frame>
          <draw:connector draw:style-name="gr76" draw:text-style-name="P2" draw:layer="layout" draw:type="line" svg:x1="4.073cm" svg:y1="10.131cm" svg:x2="3.475cm" svg:y2="11.483cm" draw:start-shape="id10" draw:start-glue-point="3" draw:end-shape="id12" draw:end-glue-point="0" svg:d="M4073 10131l-598 1352" svg:viewBox="0 0 599 1353">
            <text:p/>
          </draw:connector>
          <draw:connector draw:style-name="gr76" draw:text-style-name="P2" draw:layer="layout" draw:type="line" svg:x1="1.692cm" svg:y1="8.991cm" svg:x2="3.115cm" svg:y2="10.131cm" draw:start-shape="id13" draw:start-glue-point="2" draw:end-shape="id14" draw:end-glue-point="2" svg:d="M1692 8991l1423 1140" svg:viewBox="0 0 1424 1141">
            <text:p/>
          </draw:connector>
          <draw:frame draw:style-name="gr78" draw:text-style-name="P50" xml:id="id10" draw:id="id10" draw:layer="layout" svg:width="3.373cm" svg:height="2.556cm" svg:x="4.073cm" svg:y="8.853cm">
            <draw:text-box>
              <text:p text:style-name="P49"><text:span text:style-name="T10">Cadmi</text:span><text:span text:style-name="T10">um </text:span><text:span text:style-name="T10">frame </text:span><text:span text:style-name="T10">~1x1 </text:span><text:span text:style-name="T10">cm²</text:span></text:p>
            </draw:text-box>
          </draw:frame>
        </draw:g>
      </draw:page>
      <draw:page draw:name="page6" draw:style-name="dp1" draw:master-page-name="Default">
        <draw:line draw:style-name="gr55" draw:text-style-name="P2" draw:layer="layout" svg:x1="30.611cm" svg:y1="10.673cm" svg:x2="30.354cm" svg:y2="10.091cm">
          <text:p/>
        </draw:line>
        <draw:connector draw:style-name="gr56" draw:text-style-name="P2" draw:layer="layout" draw:type="line" svg:x1="9.569cm" svg:y1="10.129cm" svg:x2="30.397cm" svg:y2="10.143cm" svg:d="M9569 10129l20828 14" svg:viewBox="0 0 20829 15">
          <text:p/>
        </draw:connector>
        <draw:g>
          <draw:rect draw:style-name="gr57" draw:text-style-name="P45" draw:layer="layout" svg:width="9.634cm" svg:height="1.406cm" svg:x="10.089cm" svg:y="9.444cm">
            <text:p/>
          </draw:rect>
          <draw:rect draw:style-name="gr58" draw:text-style-name="P46" draw:layer="layout" svg:width="9.634cm" svg:height="1.406cm" svg:x="10.089cm" svg:y="9.444cm">
            <text:p/>
          </draw:rect>
        </draw:g>
        <draw:g>
          <draw:rect draw:style-name="gr57" draw:text-style-name="P45" draw:layer="layout" svg:width="7.138cm" svg:height="1.406cm" svg:x="21.447cm" svg:y="9.433cm">
            <text:p/>
          </draw:rect>
          <draw:rect draw:style-name="gr58" draw:text-style-name="P46" draw:layer="layout" svg:width="7.138cm" svg:height="1.406cm" svg:x="21.447cm" svg:y="9.433cm">
            <text:p/>
          </draw:rect>
        </draw:g>
        <draw:custom-shape draw:style-name="gr59" draw:text-style-name="P47" draw:layer="layout" svg:width="0.068cm" svg:height="1.444cm" draw:transform="skewX (-0.632856386773144) rotate (0.398633201155505) translate (29.63cm 9.7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7" draw:id="id17">
          <draw:custom-shape draw:style-name="gr60" draw:text-style-name="P5" draw:layer="layout" svg:width="0.172cm" svg:height="1.05cm" svg:x="28.971cm" svg:y="10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" draw:layer="layout" svg:width="0.172cm" svg:height="1.05cm" svg:x="28.971cm" svg:y="8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60" draw:text-style-name="P5" draw:layer="layout" svg:width="0.171cm" svg:height="1.05cm" svg:x="20.944cm" svg:y="10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" draw:layer="layout" svg:width="0.171cm" svg:height="1.05cm" svg:x="20.944cm" svg:y="8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1" draw:text-style-name="P48" xml:id="id19" draw:id="id19" draw:layer="layout" svg:width="1.142cm" svg:height="1.554cm" svg:x="9.287cm" svg:y="9.379cm" draw:kind="cut" draw:start-angle="88.96" draw:end-angle="271.12">
          <text:p/>
        </draw:ellipse>
        <draw:connector draw:style-name="gr62" draw:text-style-name="P2" draw:layer="layout" draw:type="line" svg:x1="9.883cm" svg:y1="8.524cm" svg:x2="20.187cm" svg:y2="8.592cm" svg:d="M9883 8524l10304 68" svg:viewBox="0 0 10305 69">
          <text:p/>
        </draw:connector>
        <draw:connector draw:style-name="gr62" draw:text-style-name="P2" draw:layer="layout" draw:type="line" svg:x1="21cm" svg:y1="8.592cm" svg:x2="29.1cm" svg:y2="8.592cm" svg:d="M21000 8592h8100" svg:viewBox="0 0 8101 1">
          <text:p/>
        </draw:connector>
        <draw:connector draw:style-name="gr62" draw:text-style-name="P2" draw:layer="layout" draw:type="line" svg:x1="20.186cm" svg:y1="8.592cm" svg:x2="21.012cm" svg:y2="8.592cm" svg:d="M20186 8592h826" svg:viewBox="0 0 827 1">
          <text:p/>
        </draw:connector>
        <draw:connector draw:style-name="gr62" draw:text-style-name="P2" draw:layer="layout" draw:type="line" svg:x1="29.082cm" svg:y1="8.592cm" svg:x2="30.404cm" svg:y2="8.592cm" svg:d="M29082 8592h1322" svg:viewBox="0 0 1323 1">
          <text:p/>
        </draw:connector>
        <draw:connector draw:style-name="gr63" draw:text-style-name="P2" draw:layer="layout" svg:x1="21.029cm" svg:y1="11.29cm" svg:x2="23.428cm" svg:y2="13.224cm" draw:start-shape="id15" draw:start-glue-point="2" draw:end-shape="id16" draw:end-glue-point="3" svg:d="M21029 11290v1934h2399" svg:viewBox="0 0 2400 1935">
          <text:p/>
        </draw:connector>
        <draw:connector draw:style-name="gr63" draw:text-style-name="P2" draw:layer="layout" svg:x1="29.057cm" svg:y1="11.29cm" svg:x2="26.605cm" svg:y2="13.224cm" draw:start-shape="id17" draw:start-glue-point="2" draw:end-shape="id16" draw:end-glue-point="1" svg:d="M29057 11290v1934h-2452" svg:viewBox="0 0 2453 1935">
          <text:p/>
        </draw:connector>
        <draw:connector draw:style-name="gr63" draw:text-style-name="P2" draw:layer="layout" draw:line-skew="0.417cm" svg:x1="20.199cm" svg:y1="10.636cm" svg:x2="3.907cm" svg:y2="12.28cm" draw:end-shape="id18" draw:end-glue-point="2" svg:d="M20199 10636v2588h-16292v-944" svg:viewBox="0 0 16293 2589">
          <text:p/>
        </draw:connector>
        <draw:connector draw:style-name="gr62" draw:text-style-name="P2" draw:layer="layout" draw:type="line" svg:x1="10.089cm" svg:y1="11.211cm" svg:x2="19.723cm" svg:y2="11.211cm" svg:d="M10089 11211h9634" svg:viewBox="0 0 9635 1">
          <text:p/>
        </draw:connector>
        <draw:connector draw:style-name="gr62" draw:text-style-name="P2" draw:layer="layout" draw:type="line" svg:x1="21.447cm" svg:y1="11.211cm" svg:x2="28.508cm" svg:y2="11.211cm" svg:d="M21447 11211h7061" svg:viewBox="0 0 7062 1">
          <text:p/>
        </draw:connector>
        <draw:g>
          <draw:frame draw:style-name="gr64" draw:text-style-name="P10" draw:layer="layout" svg:width="0.999cm" svg:height="0.102cm" draw:transform="rotate (-1.5707963267949) translate (20.25cm 9.637cm)">
            <draw:image xlink:href="Pictures/100002010000033D0000033DBB3ECB1074B64378.png" xlink:type="simple" xlink:show="embed" xlink:actuate="onLoad" loext:mime-type="image/png">
              <text:p/>
            </draw:image>
          </draw:frame>
          <draw:g>
            <draw:custom-shape draw:style-name="gr65" draw:text-style-name="P5" draw:layer="layout" svg:width="0.051cm" svg:height="0.644cm" svg:x="20.251cm" svg:y="9.1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5" draw:layer="layout" svg:width="0.051cm" svg:height="0.645cm" svg:x="20.251cm" svg:y="10.5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67" draw:text-style-name="P10" xml:id="id18" draw:id="id18" draw:layer="layout" svg:width="7.366cm" svg:height="4.318cm" svg:x="0.224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2" draw:layer="layout" svg:x1="31.767cm" svg:y1="13.141cm" svg:x2="30.618cm" svg:y2="10.681cm">
          <text:p/>
        </draw:line>
        <draw:frame draw:style-name="gr79" draw:text-style-name="P50" xml:id="id16" draw:id="id16" draw:layer="layout" svg:width="3.177cm" svg:height="1.673cm" svg:x="23.428cm" svg:y="12.388cm">
          <draw:text-box>
            <text:p text:style-name="P49"><text:span text:style-name="T10">1x1 mm²</text:span></text:p>
            <text:p text:style-name="P49"><text:span text:style-name="T10">apertures</text:span></text:p>
          </draw:text-box>
        </draw:frame>
        <draw:frame draw:style-name="gr70" draw:text-style-name="P52" draw:layer="layout" svg:width="3.842cm" svg:height="0.962cm" svg:x="23.095cm" svg:y="9.599cm">
          <draw:text-box>
            <text:p text:style-name="P51"><text:span text:style-name="T11">Helium pipe</text:span></text:p>
          </draw:text-box>
        </draw:frame>
        <draw:frame draw:style-name="gr70" draw:text-style-name="P52" draw:layer="layout" svg:width="3.842cm" svg:height="0.962cm" svg:x="12.985cm" svg:y="9.599cm">
          <draw:text-box>
            <text:p text:style-name="P51"><text:span text:style-name="T11">Helium pipe</text:span></text:p>
          </draw:text-box>
        </draw:frame>
        <draw:frame draw:style-name="gr71" draw:text-style-name="P52" draw:layer="layout" svg:width="2.581cm" svg:height="0.962cm" svg:x="13.616cm" svg:y="7.476cm">
          <draw:text-box>
            <text:p text:style-name="P51"><text:span text:style-name="T10">190 cm</text:span></text:p>
          </draw:text-box>
        </draw:frame>
        <draw:frame draw:style-name="gr72" draw:text-style-name="P53" draw:layer="layout" svg:width="2.229cm" svg:height="0.963cm" svg:x="19.96cm" svg:y="7.476cm">
          <draw:text-box>
            <text:p><text:span text:style-name="T10">15 cm</text:span></text:p>
          </draw:text-box>
        </draw:frame>
        <draw:frame draw:style-name="gr72" draw:text-style-name="P53" draw:layer="layout" svg:width="2.581cm" svg:height="0.963cm" svg:x="23.76cm" svg:y="7.476cm">
          <draw:text-box>
            <text:p><text:span text:style-name="T10">146 cm</text:span></text:p>
          </draw:text-box>
        </draw:frame>
        <draw:frame draw:style-name="gr72" draw:text-style-name="P53" draw:layer="layout" svg:width="2.229cm" svg:height="0.963cm" svg:x="28.579cm" svg:y="7.476cm">
          <draw:text-box>
            <text:p><text:span text:style-name="T10">18 cm</text:span></text:p>
          </draw:text-box>
        </draw:frame>
        <draw:frame draw:style-name="gr72" draw:text-style-name="P53" draw:layer="layout" svg:width="2.581cm" svg:height="0.963cm" svg:x="13.616cm" svg:y="11.212cm">
          <draw:text-box>
            <text:p><text:span text:style-name="T10">175 cm</text:span></text:p>
          </draw:text-box>
        </draw:frame>
        <draw:frame draw:style-name="gr72" draw:text-style-name="P53" draw:layer="layout" svg:width="2.581cm" svg:height="0.963cm" svg:x="23.687cm" svg:y="11.212cm">
          <draw:text-box>
            <text:p><text:span text:style-name="T10">130 cm</text:span></text:p>
          </draw:text-box>
        </draw:frame>
        <draw:frame draw:style-name="gr73" draw:text-style-name="P55" draw:layer="layout" svg:width="2.754cm" svg:height="1.724cm" draw:transform="rotate (-1.13446401379632) translate (31.475cm 10.508cm)">
          <draw:text-box>
            <text:p text:style-name="P54"><text:span text:style-name="T12">Neutron</text:span></text:p>
            <text:p text:style-name="P54"><text:span text:style-name="T12">beam</text:span></text:p>
          </draw:text-box>
        </draw:frame>
        <draw:frame draw:style-name="gr72" draw:text-style-name="P53" draw:layer="layout" svg:width="2.157cm" svg:height="0.963cm" draw:transform="rotate (-0.540353936417445) translate (29.87cm 8.918cm)">
          <draw:text-box>
            <text:p><text:span text:style-name="T12">Mirror</text:span></text:p>
          </draw:text-box>
        </draw:frame>
        <draw:connector draw:style-name="gr74" draw:text-style-name="P2" draw:layer="layout" draw:type="curve" draw:line-skew="0.292cm" svg:x1="9.287cm" svg:y1="10.156cm" svg:x2="8.941cm" svg:y2="8.7cm" draw:start-shape="id19" draw:start-glue-point="3" svg:d="M9287 10156c-313 0-141-1456-346-1456" svg:viewBox="0 0 347 1457">
          <text:p/>
        </draw:connector>
        <draw:line draw:style-name="gr68" draw:text-style-name="P2" draw:layer="layout" svg:x1="29.701cm" svg:y1="10.14cm" svg:x2="29.39cm" svg:y2="10.14cm">
          <text:p/>
        </draw:line>
      </draw:page>
      <draw:page draw:name="page7" draw:style-name="dp1" draw:master-page-name="Default">
        <draw:custom-shape draw:style-name="gr80" draw:text-style-name="P57" draw:layer="layout" svg:width="13.946cm" svg:height="13.946cm" svg:x="8.547cm" svg:y="4.2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fill-image draw:name="Bitmap_20_6" draw:display-name="Bitmap 6" xlink:href="Pictures/100002010000016100000295BAFE577E0D8280F8.png" xlink:type="simple" xlink:show="embed" xlink:actuate="onLoad"/>
    <draw:fill-image draw:name="Dark_20_Vertical" draw:display-name="Dark Vertical" xlink:href="Pictures/100000000000000800000008B238B3E9FE2182A7.png" xlink:type="simple" xlink:show="embed" xlink:actuate="onLoad"/>
    <draw:fill-image draw:name="Light_20_Vertical" draw:display-name="Light Vertical" xlink:href="Pictures/10000000000000080000000875795166C17E88EF.png" xlink:type="simple" xlink:show="embed" xlink:actuate="onLoad"/>
    <draw:fill-image draw:name="Narrow_20_Horizontal" draw:display-name="Narrow Horizontal" xlink:href="Pictures/1000000000000008000000080DD972DCFD450E4E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ttern4" xlink:href="Pictures/100002010000033D0000033DBB3ECB1074B64378.png" xlink:type="simple" xlink:show="embed" xlink:actuate="onLoad"/>
    <draw:fill-image draw:name="pattern5" xlink:href="Pictures/10000201000002C3000002C36D1682F487666B59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3-01-16T13:02:14.359808014</dc:date>
    <meta:editing-duration>P2DT15H13M16S</meta:editing-duration>
    <meta:editing-cycles>75</meta:editing-cycles>
    <meta:generator>LibreOffice/6.4.7.2$Linux_X86_64 LibreOffice_project/40$Build-2</meta:generator>
    <meta:document-statistic meta:object-count="343"/>
  </office:meta>
</office:document-meta>
</file>